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Liberation Mono" svg:font-family="'Liberation Mono'" style:font-family-generic="modern" style:font-pitch="fixed"/>
    <style:font-face style:name="TheSansMonoConBold" svg:font-family="TheSansMonoConBold" style:font-adornments="Normal" style:font-family-generic="swiss" style:font-pitch="fixed"/>
    <style:font-face style:name="TheSansMonoConNormal1" svg:font-family="TheSansMonoConNormal" style:font-family-generic="swiss" style:font-pitch="fixed"/>
    <style:font-face style:name="TheSansMonoConNormal3" svg:font-family="TheSansMonoConNormal" style:font-adornments="Bold"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Normal4"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HelveticaNeue-CondensedObl" svg:font-family="HelveticaNeue-CondensedObl, 'MS Minch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fo:font-weight="bold" style:font-weight-asian="bold"/>
    </style:style>
    <style:style style:name="P2" style:family="paragraph" style:parent-style-name="Code">
      <style:text-properties fo:font-weight="normal" style:font-weight-asian="normal" style:font-weight-complex="normal"/>
    </style:style>
    <style:style style:name="P3" style:family="paragraph" style:parent-style-name="Code">
      <style:text-properties style:font-name="TheSansMonoConNormal1"/>
    </style:style>
    <style:style style:name="P4" style:family="paragraph" style:parent-style-name="Code">
      <style:text-properties style:font-name-asian="TheSansMonoConNormal4"/>
    </style:style>
    <style:style style:name="P5" style:family="paragraph" style:parent-style-name="Code">
      <style:text-properties officeooo:rsid="001babb9" officeooo:paragraph-rsid="001babb9"/>
    </style:style>
    <style:style style:name="P6" style:family="paragraph" style:parent-style-name="Body_20_Text_20_Cont">
      <style:text-properties fo:language="en" fo:country="US"/>
    </style:style>
    <style:style style:name="P7" style:family="paragraph" style:parent-style-name="Chapter_20_Title">
      <style:text-properties officeooo:paragraph-rsid="001b4987"/>
    </style:style>
    <style:style style:name="P8" style:family="paragraph" style:parent-style-name="Standard">
      <style:paragraph-properties fo:text-align="justify" style:justify-single-word="false"/>
      <style:text-properties officeooo:paragraph-rsid="001b4987"/>
    </style:style>
    <style:style style:name="P9" style:family="paragraph" style:parent-style-name="Standard">
      <style:text-properties fo:color="#bfbfbf" style:font-name="ZapfDingbats" fo:font-size="14pt" officeooo:paragraph-rsid="001b4987" style:font-name-asian="ZapfDingbats" style:font-size-asian="14pt" style:font-name-complex="ZapfDingbats" style:font-size-complex="14pt"/>
    </style:style>
    <style:style style:name="P10" style:family="paragraph" style:parent-style-name="Chapter_20_Number" style:master-page-name="Standard">
      <style:paragraph-properties style:page-number="auto"/>
      <style:text-properties officeooo:paragraph-rsid="001b4987"/>
    </style:style>
    <style:style style:name="P11" style:family="paragraph" style:parent-style-name="Body_20_Text_20_Cont">
      <style:text-properties officeooo:paragraph-rsid="001dfe9c"/>
    </style:style>
    <style:style style:name="P12" style:family="paragraph" style:parent-style-name="Code">
      <style:text-properties officeooo:paragraph-rsid="001fdb58"/>
    </style:style>
    <style:style style:name="P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fo:language="zxx" fo:country="none" style:font-name-complex="Times"/>
    </style:style>
    <style:style style:name="T2" style:family="text">
      <style:text-properties fo:letter-spacing="-0.0035in"/>
    </style:style>
    <style:style style:name="T3" style:family="text">
      <style:text-properties style:font-name-complex="Utopia-Italic"/>
    </style:style>
    <style:style style:name="T4" style:family="text">
      <style:text-properties fo:language="en" fo:country="US"/>
    </style:style>
    <style:style style:name="T5" style:family="text">
      <style:text-properties fo:language="en" fo:country="US" style:font-name-complex="Utopia-Italic"/>
    </style:style>
    <style:style style:name="T6" style:family="text">
      <style:text-properties fo:language="en" fo:country="US" fo:font-style="italic" style:font-style-asian="italic"/>
    </style:style>
    <style:style style:name="T7" style:family="text">
      <style:text-properties fo:language="en" fo:country="US" fo:font-style="italic" style:font-style-asian="italic" style:font-name-complex="Utopia-Italic" style:font-style-complex="italic"/>
    </style:style>
    <style:style style:name="T8" style:family="text">
      <style:text-properties fo:language="en" fo:country="US" fo:font-weight="bold" style:font-weight-asian="bold"/>
    </style:style>
    <style:style style:name="T9" style:family="text">
      <style:text-properties fo:language="en" fo:country="US" fo:font-weight="bold" style:font-weight-asian="bold" style:font-name-complex="Utopia-Italic" style:font-weight-complex="bold"/>
    </style:style>
    <style:style style:name="T10" style:family="text">
      <style:text-properties fo:language="en" fo:country="US" style:font-name-asian="Calibri" style:font-size-complex="11pt" style:language-complex="ar" style:country-complex="SA"/>
    </style:style>
    <style:style style:name="T11" style:family="text">
      <style:text-properties fo:language="en" fo:country="US" officeooo:rsid="001dfe9c" style:font-name-asian="Calibri" style:font-size-complex="11pt" style:language-complex="ar" style:country-complex="SA"/>
    </style:style>
    <style:style style:name="T12" style:family="text">
      <style:text-properties fo:language="en" fo:country="US" officeooo:rsid="001dfe9c"/>
    </style:style>
    <style:style style:name="T13" style:family="text">
      <style:text-properties style:font-name="Utopia-Italic" fo:language="en" fo:country="US" fo:font-style="italic" style:font-style-asian="italic" style:font-name-complex="Utopia-Italic" style:font-style-complex="italic"/>
    </style:style>
    <style:style style:name="T14" style:family="text">
      <style:text-properties fo:font-weight="bold" style:font-weight-asian="bold"/>
    </style:style>
    <style:style style:name="T15" style:family="text">
      <style:text-properties fo:font-weight="bold" style:font-name-asian="HelveticaNeue Condensed" style:font-weight-asian="bold"/>
    </style:style>
    <style:style style:name="T16" style:family="text">
      <style:text-properties style:font-name-asian="HelveticaNeue Condensed"/>
    </style:style>
    <style:style style:name="T17" style:family="text">
      <style:text-properties fo:letter-spacing="-0.0016in" fo:language="en" fo:country="US"/>
    </style:style>
    <style:style style:name="T18" style:family="text">
      <style:text-properties style:font-name="HelveticaNeue-CondensedObl" fo:font-style="italic" style:font-style-asian="italic" style:font-name-complex="HelveticaNeue-CondensedObl" style:font-style-complex="italic"/>
    </style:style>
    <style:style style:name="T19" style:family="text">
      <style:text-properties style:font-name-asian="TheSansMonoConNormal4"/>
    </style:style>
    <style:style style:name="T20" style:family="text">
      <style:text-properties style:font-name="Utopia-Bold" fo:language="en" fo:country="US" style:font-name-complex="Utopia-Bold"/>
    </style:style>
    <style:style style:name="T21" style:family="text">
      <style:text-properties style:font-name="Utopia-Bold" fo:language="en" fo:country="US" fo:font-weight="bold" style:font-weight-asian="bold" style:font-name-complex="Utopia-Bold" style:font-weight-complex="bold"/>
    </style:style>
    <style:style style:name="T22" style:family="text">
      <style:text-properties style:font-name="TheSansMonoCondensed-SemiLightI" style:font-name-complex="TheSansMonoCondensed-SemiLightI"/>
    </style:style>
    <style:style style:name="T23" style:family="text">
      <style:text-properties style:font-name="TheSansMonoCondensed-SemiLightI" fo:language="en" fo:country="US" style:font-name-complex="TheSansMonoCondensed-SemiLightI"/>
    </style:style>
    <style:style style:name="T24" style:family="text">
      <style:text-properties fo:font-size="10pt" fo:language="en" fo:country="US" style:font-size-asian="10pt"/>
    </style:style>
    <style:style style:name="T25" style:family="text">
      <style:text-properties style:font-name="TheSansMonoCondensed-Bold" fo:language="en" fo:country="US" fo:font-weight="bold" style:font-weight-asian="bold" style:font-name-complex="TheSansMonoCondensed-Bold" style:font-weight-complex="bold"/>
    </style:style>
    <style:style style:name="T26"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27"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28" style:family="text">
      <style:text-properties style:use-window-font-color="true" style:font-name="Utopia" fo:font-size="11pt" fo:language="en" fo:country="US" officeooo:rsid="001dfe9c" style:font-name-asian="Calibri" style:font-size-asian="11pt" style:font-name-complex="Utopia" style:font-size-complex="11pt" style:language-complex="ar" style:country-complex="SA"/>
    </style:style>
    <style:style style:name="T29" style:family="text">
      <style:text-properties style:use-window-font-color="true" style:font-name="Utopia" fo:font-size="11pt" fo:language="en" fo:country="US" officeooo:rsid="0020cd29" style:font-name-asian="Calibri" style:font-size-asian="11pt" style:font-name-complex="Utopia" style:font-size-complex="11pt" style:language-complex="ar" style:country-complex="SA"/>
    </style:style>
    <style:style style:name="T30" style:family="text">
      <style:text-properties style:use-window-font-color="true" style:font-name="Utopia" fo:font-size="11pt" fo:language="zxx" fo:country="none" fo:font-style="italic" fo:font-weight="bold" style:font-name-asian="Calibri" style:font-size-asian="11pt" style:language-asian="zxx" style:country-asian="none" style:font-style-asian="italic" style:font-weight-asian="bold" style:font-name-complex="Utopia" style:font-size-complex="11pt" style:language-complex="ar" style:country-complex="SA"/>
    </style:style>
    <style:style style:name="T31"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32" style:family="text">
      <style:text-properties style:use-window-font-color="true" style:font-name="TheSansMonoConBold" fo:font-size="11pt" fo:language="zxx" fo:country="none" fo:font-weight="normal" style:font-name-asian="Calibri" style:font-size-asian="11pt" style:language-asian="zxx" style:country-asian="none" style:font-weight-asian="normal" style:font-name-complex="TheSansMonoConBlack" style:font-size-complex="11pt" style:language-complex="ar" style:country-complex="SA" style:font-weight-complex="normal"/>
    </style:style>
    <style:style style:name="T33" style:family="text">
      <style:text-properties style:use-window-font-color="true" style:font-name="TheSansMonoConBold" fo:font-size="11pt" fo:language="zxx" fo:country="none" fo:font-weight="normal" style:font-name-asian="TheSansMonoConNormal4" style:font-size-asian="11pt" style:language-asian="zxx" style:country-asian="none" style:font-weight-asian="normal" style:font-name-complex="TheSansMonoConBlack" style:font-size-complex="11pt" style:language-complex="ar" style:country-complex="SA" style:font-weight-complex="normal"/>
    </style:style>
    <style:style style:name="T34" style:family="text">
      <style:text-properties style:use-window-font-color="true" fo:language="zxx" fo:country="none" fo:font-weight="normal" style:font-name-asian="Calibri" style:language-asian="zxx" style:country-asian="none" style:font-weight-asian="normal" style:font-size-complex="11pt" style:language-complex="ar" style:country-complex="SA" style:font-weight-complex="normal"/>
    </style:style>
    <style:style style:name="T35" style:family="text">
      <style:text-properties style:use-window-font-color="true" style:font-name="Utopia-Bold" fo:font-size="11pt" fo:language="en" fo:country="US" fo:font-weight="bold" style:font-name-asian="Calibri" style:font-size-asian="11pt" style:font-weight-asian="bold" style:font-name-complex="Utopia-Bold" style:font-size-complex="11pt" style:language-complex="ar" style:country-complex="SA" style:font-weight-complex="bold"/>
    </style:style>
    <style:style style:name="T36" style:family="text">
      <style:text-properties style:use-window-font-color="true" style:font-name="TheSansMonoConNormal1" fo:font-size="11pt" fo:language="zxx" fo:country="none" style:font-name-asian="TheSansMonoConNormal4" style:font-size-asian="11pt" style:language-asian="zxx" style:country-asian="none" style:font-name-complex="TheSansMonoConBlack" style:font-size-complex="11pt" style:language-complex="ar" style:country-complex="SA"/>
    </style:style>
    <style:style style:name="T37" style:family="text">
      <style:text-properties style:use-window-font-color="true" style:font-name="TheSansMonoConNormal3" fo:font-size="11pt" fo:language="zxx" fo:country="none" fo:font-weight="normal" style:font-name-asian="TheSansMonoConNormal4" style:font-size-asian="11pt" style:language-asian="zxx" style:country-asian="none" style:font-weight-asian="normal" style:font-name-complex="TheSansMonoConBlack" style:font-size-complex="11pt" style:language-complex="ar" style:country-complex="SA"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01babb9" style:font-weight-asian="normal" style:font-weight-complex="normal"/>
    </style:style>
    <style:style style:name="T40" style:family="text">
      <style:text-properties fo:font-weight="normal" officeooo:rsid="001dc6fc" style:font-weight-asian="normal" style:font-weight-complex="normal"/>
    </style:style>
    <style:style style:name="T41" style:family="text">
      <style:text-properties fo:font-weight="normal" style:font-name-asian="TheSansMonoConNormal4" style:font-weight-asian="normal" style:font-weight-complex="normal"/>
    </style:style>
    <style:style style:name="T42" style:family="text">
      <style:text-properties style:font-name="TheSansMonoConNormal1" style:font-name-asian="TheSansMonoConNormal4"/>
    </style:style>
    <style:style style:name="T43" style:family="text">
      <style:text-properties style:font-name="TheSansMonoConNormal3" fo:language="en" fo:country="US" fo:font-weight="normal" style:font-name-asian="TheSansMonoConNormal4" style:font-weight-asian="normal" style:font-weight-complex="normal"/>
    </style:style>
    <style:style style:name="T44" style:family="text">
      <style:text-properties style:font-name="TheSansMonoConNormal3" fo:language="en" fo:country="US" fo:font-weight="normal" style:font-weight-asian="normal" style:font-weight-complex="normal"/>
    </style:style>
    <style:style style:name="T45" style:family="text">
      <style:text-properties officeooo:rsid="001b4987"/>
    </style:style>
    <style:style style:name="T46" style:family="text">
      <style:text-properties officeooo:rsid="001babb9"/>
    </style:style>
    <style:style style:name="T47" style:family="text">
      <style:text-properties officeooo:rsid="001dfe9c"/>
    </style:style>
    <style:style style:name="T48" style:family="text">
      <style:text-properties officeooo:rsid="001ede23"/>
    </style:style>
    <style:style style:name="T49" style:family="text">
      <style:text-properties officeooo:rsid="0020cd29"/>
    </style:style>
    <style:style style:name="T50"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918465696" text:id="ct94365918465696">
          <text:insertion>
            <office:change-info>
              <dc:creator>Ray Lischner</dc:creator>
              <dc:date>2020-05-04T09:15:54</dc:date>
            </office:change-info>
          </text:insertion>
        </text:changed-region>
        <text:changed-region xml:id="ct94365882792688" text:id="ct94365882792688">
          <text:insertion>
            <office:change-info>
              <dc:creator>Ray Lischner</dc:creator>
              <dc:date>2020-05-04T09:16:55</dc:date>
            </office:change-info>
          </text:insertion>
        </text:changed-region>
        <text:changed-region xml:id="ct94365718798368" text:id="ct94365718798368">
          <text:insertion>
            <office:change-info>
              <dc:creator>Ray Lischner</dc:creator>
              <dc:date>2020-05-06T18:57:41</dc:date>
            </office:change-info>
          </text:insertion>
        </text:changed-region>
        <text:changed-region xml:id="ct94365734093424" text:id="ct94365734093424">
          <text:deletion>
            <office:change-info>
              <dc:creator>Ray Lischner</dc:creator>
              <dc:date>2020-05-06T18:57:40</dc:date>
            </office:change-info>
            <text:p text:style-name="Code">import &lt;cstdlib&gt;;</text:p>
            <text:p text:style-name="Code"/>
          </text:deletion>
        </text:changed-region>
        <text:changed-region xml:id="ct94365805831808" text:id="ct94365805831808">
          <text:insertion>
            <office:change-info>
              <dc:creator>Ray Lischner</dc:creator>
              <dc:date>2020-05-04T09:18:55</dc:date>
            </office:change-info>
          </text:insertion>
        </text:changed-region>
        <text:changed-region xml:id="ct94365911074736" text:id="ct94365911074736">
          <text:insertion>
            <office:change-info>
              <dc:creator>Ray Lischner</dc:creator>
              <dc:date>2020-05-06T18:57:28</dc:date>
            </office:change-info>
          </text:insertion>
        </text:changed-region>
        <text:changed-region xml:id="ct94365906164320" text:id="ct94365906164320">
          <text:deletion>
            <office:change-info>
              <dc:creator>Ray Lischner</dc:creator>
              <dc:date>2020-05-06T18:57:27</dc:date>
            </office:change-info>
            <text:p text:style-name="Code">import &lt;cstdlib&gt;;</text:p>
            <text:p text:style-name="Code"/>
          </text:deletion>
        </text:changed-region>
        <text:changed-region xml:id="ct94365817946672" text:id="ct94365817946672">
          <text:insertion>
            <office:change-info>
              <dc:creator>Ray Lischner</dc:creator>
              <dc:date>2020-05-06T18:58:01</dc:date>
            </office:change-info>
          </text:insertion>
        </text:changed-region>
        <text:changed-region xml:id="ct94365867348800" text:id="ct94365867348800">
          <text:deletion>
            <office:change-info>
              <dc:creator>Ray Lischner</dc:creator>
              <dc:date>2020-05-06T18:58:00</dc:date>
            </office:change-info>
            <text:p text:style-name="P12">import &lt;cstdlib&gt;;</text:p>
            <text:p text:style-name="P1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change-start text:change-id="ct94365918465696"/>E X P L O R A T I O N <text:s/><text:span text:style-name="T45">62</text:span></text:p>
      <text:p text:style-name="P8"/>
      <text:p text:style-name="P9"></text:p>
      <text:p text:style-name="P7"><office:annotation><dc:creator>Michael Thomas</dc:creator><dc:date>2020-04-13T08:49:09.010000000</dc:date><text:p text:style-name="P13"><text:span text:style-name="T50">Good clean chapter. <text:s/>The document is easy to read and understand.</text:span></text:p>
<text:p text:style-name="P13"><text:span text:style-name="T50"/></text:p>
<text:p text:style-name="P13"><text:span text:style-name="T50">I am running Windows 10 and Visual Studio 2019 16.6.0 Preview 2.1</text:span></text:p>
<text:p text:style-name="P13"><text:span text:style-name="T50"/></text:p>
<text:p text:style-name="P13"><text:span text:style-name="T50">All links in the chapter work.</text:span></text:p>
</office:annotation><text:change-end text:change-id="ct94365918465696"/><office:annotation office:name="__Annotation__5690_1118034369" loext:resolved="false"><dc:creator>Michael Thomas</dc:creator><dc:date>2020-04-23T14:27:16.800000000</dc:date><text:p text:style-name="P13"><text:span text:style-name="T50">Good clean chapter. <text:s/>The document is easy to read and understand.</text:span></text:p>
<text:p text:style-name="P13"><text:span text:style-name="T50"/></text:p>
<text:p text:style-name="P13"><text:span text:style-name="T50">I am running Windows 10 and Visual Studio 2019 16.6.0 Preview 4.</text:span></text:p>
<text:p text:style-name="P13"><text:span text:style-name="T50"/></text:p>
<text:p text:style-name="P13"><text:span text:style-name="T50">This is a new version.</text:span></text:p>
<text:p text:style-name="P13"><text:span text:style-name="T50"/></text:p>
<text:p text:style-name="P13"><text:span text:style-name="T50">All links in the chapter work.</text:span></text:p>
</office:annotation>Pointers<office:annotation-end office:name="__Annotation__5690_1118034369"/></text:p>
      <text:p text:style-name="Body_20_Text_20_First"><text:span text:style-name="T2">F</text:span>ew topics cause more confusion, especially for programmers new to C++, than pointers. Necessary, powerful, and versatile, pointers can also be dangerous and the underlying cause of so many bugs that they are both bane and blessing. Pointers are hard at work behind many of the standard library’s features, and any serious application or library inevitably uses pointers in some fashion. <text:span text:style-name="T26">Most application programmers do not work with pointers directly, </text:span><office:annotation office:name="__Annotation__12415_1072903076" loext:resolved="false"><dc:creator>Michael Thomas</dc:creator><dc:date>2020-04-24T08:43:25.180000000</dc:date><text:p text:style-name="P13"><text:span text:style-name="T52">This is a very important topic.</text:span></text:p>
</office:annotation><text:span text:style-name="T26">but they affect the entire C++ standard in ways that you cannot ignore.<text:tab/></text:span><office:annotation-end office:name="__Annotation__12415_1072903076"/></text:p>
      <text:h text:style-name="Heading_20_1" text:outline-level="1">A Programming Problem</text:h>
      <text:p text:style-name="Body_20_Text_20_First"><office:annotation office:name="__Annotation__12445_1072903076" loext:resolved="false"><dc:creator>Michael Thomas</dc:creator><dc:date>2020-04-24T08:51:45.280000000</dc:date><text:p text:style-name="P13"><text:span text:style-name="T52">This seems like a very complex problem to describe the use of pointers.</text:span></text:p>
<text:p text:style-name="P13"><text:span text:style-name="T52"/></text:p>
<text:p text:style-name="P13"><text:span text:style-name="T52">A few simple examples in stand alone modules to illustrate each concept may be helpful.</text:span></text:p>
</office:annotation>Before diving into syntax and semantics, consider the following problem. Real-life C++ projects typically contain multiple source files, and each source file <text:span text:style-name="T26">imports</text:span> multiple <text:span text:style-name="T26">modules</text:span>.<office:annotation-end office:name="__Annotation__12445_1072903076"/> While you are working, you will compile and recompile the project many times. Each time, it’s preferable to recompile only those files that have changed or <text:span text:style-name="T26">import </text:span>a module whose interface has changed. Different development environments have different tools to decide which files to recompile. An IDE typically makes these decisions itself; in other environments, a separate tool, such as <text:span text:style-name="Code_20_Inline"><text:span text:style-name="T3">make</text:span></text:span>, <text:span text:style-name="Code_20_Inline"><text:span text:style-name="T3">jam</text:span></text:span>, or <text:span text:style-name="Code_20_Inline"><text:span text:style-name="T3">scons</text:span></text:span>, examines the files in your project and decides which ones to recompile.<text:span text:style-name="T4"> (I use </text:span><text:span text:style-name="Code_20_Inline"><text:span text:style-name="T4">cmake</text:span></text:span><text:span text:style-name="T4"> to compile and test all of the code listings in this book.)</text:span></text:p>
      <text:p text:style-name="Body_20_Text_20_Cont">The problem to tackle in this and following Explorations is to write a simple tool that decides which files to compile and pretends to compile them. (Actually invoking an external program is beyond the scope of this book, so you won’t learn how to write an entire build tool.)</text:p>
      <text:p text:style-name="Body_20_Text_20_Cont"><text:soft-page-break/><text:span text:style-name="T4">The essential idea is simple: to make an executable program, you must compile source files into object files and link the object files to form the program. The executable program is said to </text:span><text:span text:style-name="Emphasis"><text:span text:style-name="T5">depend on</text:span></text:span><text:span text:style-name="Emphasis"><text:span text:style-name="T4"> </text:span></text:span><text:span text:style-name="T4">the object files, which in turn, depend on the source files. Other terminology has the program as the </text:span><text:span text:style-name="Emphasis"><text:span text:style-name="T5">target</text:span></text:span><text:span text:style-name="T4">, with the object files as its </text:span><text:span text:style-name="Emphasis"><text:span text:style-name="T5">dependencies</text:span></text:span><text:span text:style-name="T13">.</text:span><text:span text:style-name="T4"> An object file, in turn, can be a target, with a source file and the </text:span><text:span text:style-name="T27">module interface</text:span><text:span text:style-name="T4"> files that it </text:span><text:span text:style-name="T27">imports </text:span><text:span text:style-name="T4">as dependencies.</text:span></text:p>
      <text:p text:style-name="Body_20_Text_20_Cont"><text:span text:style-name="T4">As you know, to compile a single source file into a single object file, the compiler may be required to read many additional module files. Each of these </text:span><text:span text:style-name="T27">module</text:span><text:span text:style-name="T4"> files is a dependency of the object file. Thus, one </text:span><text:span text:style-name="T27">module</text:span><text:span text:style-name="T4"> file can be a dependency of many object files. In more technical terms, targets and dependencies form a directed acyclic graph (DAG), which I will call the </text:span><text:span text:style-name="T7">dependency graph</text:span><text:span text:style-name="T4">.</text:span></text:p>
      <text:p text:style-name="Note_2f_Tip_2f_Caution"><text:span text:style-name="Dingbat_20_Symbol"><text:span text:style-name="T15"></text:span></text:span><text:span text:style-name="T14">Note</text:span><text:span text:style-name="T4"><text:tab/></text:span>A cyclic graph, such that A depends on B, and B depends on A, is a bad idea in the real world and often indicates a faulty or poorly<text:span text:style-name="T4"> </text:span>considered design. For the sake of simplicity, I will ignore this error condition in this and subsequent Explorations.</text:p>
      <text:p text:style-name="Body_20_Text_20_Cont"><text:span text:style-name="T4">Anyone who’s been around large projects knows that dependency graphs can become extremely complex. Some </text:span><text:span text:style-name="T27">module</text:span><text:span text:style-name="T4"> files may be generated by other programs, so the </text:span><text:span text:style-name="T27">module </text:span><text:span text:style-name="T4">files are targets, with the generating programs as dependencies, and the generating programs are targets with their own dependencies.</text:span></text:p>
      <text:p text:style-name="Body_20_Text_20_Cont"><text:span text:style-name="T4">IDEs and programs, such as </text:span><text:span text:style-name="Code_20_Inline"><text:span text:style-name="T5">make</text:span></text:span><text:span text:style-name="T4">, analyze the dependency graph and determine which </text:span><text:span text:style-name="T17">targets must be built first to ensure that every target’s dependencies are fulfilled. Thus, if A depends</text:span><text:span text:style-name="T4"> on B, and B depends on C, </text:span><text:span text:style-name="Code_20_Inline"><text:span text:style-name="T5">make</text:span></text:span><text:span text:style-name="T4"> must build C first (if it is a target), then B, and finally A. The key algorithm that </text:span><text:span text:style-name="Code_20_Inline"><text:span text:style-name="T5">make</text:span></text:span><text:span text:style-name="T4"> employs to find the correct order in which to build targets is a </text:span><text:span text:style-name="Emphasis"><text:span text:style-name="T5">topological sort</text:span></text:span><text:span text:style-name="T4">.</text:span></text:p>
      <text:p text:style-name="P6">Topological sorts are not included in the typical algorithms coursework of many computer science majors. Nor does the algorithm appear in many textbooks. However, any comprehensive algorithms book includes topological sort. </text:p>
      <text:p text:style-name="Note_2f_Tip_2f_Caution"><text:span text:style-name="Dingbat_20_Symbol"><text:span text:style-name="T15"></text:span></text:span><text:span text:style-name="T14">Note</text:span><text:span text:style-name="T4"><text:tab/></text:span>A good text on topological sort is <text:span text:style-name="T18">I</text:span><office:annotation office:name="__Annotation__12421_1072903076" loext:resolved="false"><dc:creator>Michael Thomas</dc:creator><dc:date>2020-04-24T08:46:51.060000000</dc:date><text:p text:style-name="P13"><text:span text:style-name="T52">Do you want to provide a link to the reader?</text:span></text:p>
</office:annotation><text:span text:style-name="T18">ntroduction to Algorithms</text:span>, 3<text:span text:style-name="T16">rd</text:span> ed<office:annotation-end office:name="__Annotation__12421_1072903076"/>., by T. H. Cormen, C. E. Leiserson, and R. L. Rivest <text:span text:style-name="T4">(</text:span>MIT Press<text:span text:style-name="T4">, 2009)</text:span>. My solution implements exercise 22.4-5.</text:p>
      <text:p text:style-name="P6"><text:soft-page-break/>The C++ standard library does not include a topological sort algorithm, because it is not a sequential algorithm. It operates on a graph, and the C++ library has no standard graph classes.</text:p>
      <text:p text:style-name="Body_20_Text_20_Cont"><text:span text:style-name="T4">We’ll begin this Exploration by writing a pseudo-</text:span><text:span text:style-name="Code_20_Inline"><text:span text:style-name="T5">make</text:span></text:span><text:span text:style-name="T4"> program—that is, a program that reads a </text:span><text:span text:style-name="Emphasis"><text:span text:style-name="T5">makefile</text:span></text:span><text:span text:style-name="T4">: a file that describes a set of targets and their dependencies, performs a topological sort to find the order for building targets, and prints the targets in proper build order. In order to simplify the program somewhat, restrict the input to a text file that declares dependencies as pairs of strings, one pair on a line of text. The first string is the name of a target, and the second string is the name of a dependency. If a target has multiple dependencies, the input file must list the target on multiple lines, one per dependency. A target can be a dependency of another target. The order of lines within the input file is not important. The goal is to write a program that will print the targets in order, so that a </text:span><text:span text:style-name="Code_20_Inline"><text:span text:style-name="T5">make</text:span></text:span><text:span text:style-name="T4">-like program can build the first target first, and proceed in order, such that all targets are built before they are needed as dependencies.</text:span></text:p>
      <text:p text:style-name="Body_20_Text_20_Cont"><text:span text:style-name="T4">To help clarify terminology, I use the term </text:span><text:span text:style-name="Emphasis"><text:span text:style-name="T5">artifact</text:span></text:span><text:span text:style-name="T4"> for a string that can be a target, a dependency, or both. If you already know an algorithm for topological sort, go ahead and implement the program now. Otherwise, keep reading to see one implementation of </text:span><text:span text:style-name="Code_20_Inline"><text:span text:style-name="T5">topological_sort</text:span></text:span><text:span text:style-name="T4">. To represent the dependency graph, use a map of sets. The map key is a dependency, and the value is the set of targets that list the key as a dependency. This seems inside out from the way you may usually think about organizing targets and dependencies, but as you can see in Listing 62-1, it makes the topological sort quite easy to implement. Because the </text:span><text:span text:style-name="Code_20_Inline"><text:span text:style-name="T5">topological_sort</text:span></text:span><text:span text:style-name="T4"> function is reusable, it is a template function and works with </text:span><text:span text:style-name="T6">nodes</text:span><text:span text:style-name="T4"> instead of artifacts, targets, and dependencies.</text:span></text:p>
      <text:p text:style-name="Code_20_Caption"><text:change-start text:change-id="ct94365882792688"/><text:span text:style-name="T14"><text:hidden-text text:condition="ooow:" text:string-value=".hh" text:is-hidden="true"/></text:span><text:bookmark-start text:name="top"/><text:change-end text:change-id="ct94365882792688"/><office:annotation office:name="__Annotation__12428_1072903076" loext:resolved="false"><dc:creator>Michael Thomas</dc:creator><dc:date>2020-04-24T08:47:50.380000000</dc:date><text:p text:style-name="P13"><text:span text:style-name="T51">This is another example of where providing a code repository for the user to download would be helpful.</text:span></text:p>
<text:p text:style-name="P13"><text:span text:style-name="T51"/></text:p>
<text:p text:style-name="P13"><text:span text:style-name="T51">What should be the filename for this module? i.e. topsort.cpp.</text:span></text:p>
</office:annotation><text:span text:style-name="T14">Listing 62-1.</text:span> Topological Sort of a Directed Acyclic Graph<office:annotation-end office:name="__Annotation__12428_1072903076"/></text:p>
      <text:p text:style-name="Code">export module topsort;</text:p>
      <text:p text:style-name="Code">import &lt;deque&gt;;</text:p>
      <text:p text:style-name="Code">import &lt;ranges&gt;;</text:p>
      <text:p text:style-name="Code">import &lt;stdexcept&gt;;</text:p>
      <text:p text:style-name="Code"/>
      <text:p text:style-name="Code">// Helper function for topological_sort().</text:p>
      <text:p text:style-name="Code">template&lt;class Graph, class Nodes&gt;</text:p>
      <text:p text:style-name="Code">requires</text:p>
      <text:p text:style-name="Code"><text:s text:c="4"/>std::ranges::range&lt;Graph&gt; and</text:p>
      <text:p text:style-name="Code"><text:s text:c="4"/>requires {</text:p>
      <text:p text:style-name="Code"><text:s text:c="8"/>typename Graph::value_type;</text:p>
      <text:p text:style-name="Code"><text:s text:c="8"/>typename Graph::key_type;</text:p>
      <text:p text:style-name="Code"><text:soft-page-break/><text:s text:c="4"/>}</text:p>
      <text:p text:style-name="Code">void topsort_clean_graph(Graph&amp; graph, Nodes&amp; nodes)</text:p>
      <text:p text:style-name="Code">{</text:p>
      <text:p text:style-name="Code"><text:span text:style-name="T19"><text:s text:c="2"/></text:span>for (auto iter{std::ranges::begin(graph)<text:span text:style-name="T31">}</text:span>; iter != std::ranges::end(graph);)</text:p>
      <text:p text:style-name="Code"><text:span text:style-name="T19"><text:s text:c="2"/></text:span>{</text:p>
      <text:p text:style-name="Code"><text:span text:style-name="T19"><text:s text:c="4"/></text:span>if (iter-&gt;second.empty())</text:p>
      <text:p text:style-name="Code"><text:span text:style-name="T19"><text:s text:c="4"/></text:span>{</text:p>
      <text:p text:style-name="Code"><text:span text:style-name="T19"><text:s text:c="6"/></text:span>nodes.push_back(iter-&gt;first);</text:p>
      <text:p text:style-name="Code"><text:span text:style-name="T19"><text:s text:c="6"/></text:span>graph.erase(iter++); <text:s/>// advance iterator before erase invalidates it</text:p>
      <text:p text:style-name="Code"><text:span text:style-name="T19"><text:s text:c="4"/></text:span>}</text:p>
      <text:p text:style-name="Code"><text:span text:style-name="T19"><text:s text:c="4"/></text:span>else</text:p>
      <text:p text:style-name="Code"><text:span text:style-name="T19"><text:s text:c="6"/></text:span>++iter;</text:p>
      <text:p text:style-name="Code"><text:span text:style-name="T19"><text:s text:c="2"/></text:span>}</text:p>
      <text:p text:style-name="Code">}</text:p>
      <text:p text:style-name="Code"/>
      <text:p text:style-name="Code">/// Topological sort of a directed acyclic graph.</text:p>
      <text:p text:style-name="Code">/// A graph is a map keyed by nodes, with sets of nodes as values.</text:p>
      <text:p text:style-name="Code">/// Edges run from values to keys. The sorted list of nodes</text:p>
      <text:p text:style-name="Code">/// is copied to an output iterator in reverse order.</text:p>
      <text:p text:style-name="Code">/// @param graph The graph</text:p>
      <text:p text:style-name="Code">/// @param sorted The output iterator</text:p>
      <text:p text:style-name="Code">/// @throws std::<text:span text:style-name="T31">runtime_error</text:span> if the graph contains a cycle</text:p>
      <text:p text:style-name="Code">/// @pre Graph::key_type == Graph::mapped_type::key_type</text:p>
      <text:p text:style-name="Code">export template&lt;class Graph, class OutIterator&gt;</text:p>
      <text:p text:style-name="Code">requires</text:p>
      <text:p text:style-name="Code"><text:s text:c="4"/>std::ranges::range&lt;Graph&gt; and</text:p>
      <text:p text:style-name="Code"><text:s text:c="4"/>requires {</text:p>
      <text:p text:style-name="Code"><text:s text:c="8"/>typename Graph::value_type;</text:p>
      <text:p text:style-name="Code"><text:s text:c="8"/>typename Graph::key_type;</text:p>
      <text:p text:style-name="Code"><text:s text:c="4"/>}</text:p>
      <text:p text:style-name="Code"><text:s text:c="4"/>and</text:p>
      <text:p text:style-name="Code"><text:s text:c="4"/>std::output_iterator&lt;OutIterator, typename Graph::<text:span text:style-name="T31">key</text:span>_type&gt;</text:p>
      <text:p text:style-name="Code">void topological_sort(Graph graph, OutIterator sorted)</text:p>
      <text:p text:style-name="Code">{</text:p>
      <text:p text:style-name="Code"><text:span text:style-name="T19"><text:s text:c="2"/></text:span>std::deque&lt;typename Graph::key_type&gt; nodes{};</text:p>
      <text:p text:style-name="Code"><text:span text:style-name="T19"><text:s text:c="2"/></text:span>// Start with the set of nodes with no incoming edges.</text:p>
      <text:p text:style-name="Code"><text:span text:style-name="T19"><text:s text:c="2"/></text:span>topsort_clean_graph(graph, nodes);</text:p>
      <text:p text:style-name="Code"/>
      <text:p text:style-name="Code"><text:span text:style-name="T19"><text:s text:c="2"/></text:span>while (not nodes.empty())</text:p>
      <text:p text:style-name="Code"><text:span text:style-name="T19"><text:s text:c="2"/></text:span>{</text:p>
      <text:p text:style-name="Code"><text:span text:style-name="T19"><text:s text:c="4"/></text:span>// Grab the first node to process, output it to sorted,</text:p>
      <text:p text:style-name="Code"><text:span text:style-name="T19"><text:s text:c="4"/></text:span>// and remove it from the graph.</text:p>
      <text:p text:style-name="Code"><text:span text:style-name="T19"><text:s text:c="4"/></text:span><text:span text:style-name="T31">auto</text:span> n{nodes.front()};</text:p>
      <text:p text:style-name="Code"><text:span text:style-name="T19"><text:s text:c="4"/></text:span>nodes.pop_front();</text:p>
      <text:p text:style-name="Code"><text:span text:style-name="T19"><text:s text:c="4"/></text:span>*sorted = n;</text:p>
      <text:p text:style-name="Code"><text:span text:style-name="T19"><text:s text:c="4"/></text:span>++sorted;</text:p>
      <text:p text:style-name="Code"/>
      <text:p text:style-name="Code"><text:span text:style-name="T19"><text:s text:c="4"/></text:span>// Erase n from the graph</text:p>
      <text:p text:style-name="Code"><text:span text:style-name="T19"><text:s text:c="4"/></text:span>for (auto&amp; node : graph)</text:p>
      <text:p text:style-name="Code"><text:span text:style-name="T19"><text:s text:c="4"/></text:span>{</text:p>
      <text:p text:style-name="Code"><text:span text:style-name="T19"><text:s text:c="6"/></text:span>node.second.erase(n);</text:p>
      <text:p text:style-name="Code"><text:span text:style-name="T19"><text:s text:c="4"/></text:span>}</text:p>
      <text:p text:style-name="Code"><text:span text:style-name="T19"><text:s text:c="4"/></text:span>// After removing n, find any nodes that no longer</text:p>
      <text:p text:style-name="Code"><text:soft-page-break/><text:span text:style-name="T19"><text:s text:c="4"/></text:span>// have any incoming edges.</text:p>
      <text:p text:style-name="Code"><text:span text:style-name="T19"><text:s text:c="4"/></text:span>topsort_clean_graph(graph, nodes);</text:p>
      <text:p text:style-name="Code"><text:span text:style-name="T19"><text:s text:c="2"/></text:span>}</text:p>
      <text:p text:style-name="Code"><text:span text:style-name="T19"><text:s text:c="2"/></text:span>if (not graph.empty())</text:p>
      <text:p text:style-name="Code"><text:span text:style-name="T19"><text:s text:c="4"/></text:span>throw std::<text:span text:style-name="T31">runtime_error</text:span>("Dependency graph contains cycles");</text:p>
      <text:p text:style-name="Code">}</text:p>
      <text:p text:style-name="Body_20_Text_20_Cont"><text:bookmark-end text:name="top"/><text:span text:style-name="T4">Now that you have the </text:span><text:span text:style-name="Code_20_Inline"><text:span text:style-name="T5">topological_sort</text:span></text:span><text:span text:style-name="T4"> function, </text:span><text:span text:style-name="Strong_20_Emphasis"><text:span text:style-name="T20">implement the pseudo-</text:span></text:span><text:span text:style-name="Code_20_Inline"><text:span text:style-name="T9">make</text:span></text:span><text:span text:style-name="Strong_20_Emphasis"><text:span text:style-name="T20"> program</text:span></text:span><text:span text:style-name="T4"> to read and parse the input, build the dependency graph</text:span><text:alphabetical-index-mark text:string-value="Dependency graphs"/><text:span text:style-name="T4">, call </text:span><text:span text:style-name="Code_20_Inline"><text:span text:style-name="T5">topological_sort</text:span></text:span><text:span text:style-name="T4">, and print the sorted result. Keep things simple and treat artifacts (targets and dependencies) as strings. Thus, the dependency graph is a map with </text:span><text:span text:style-name="Code_20_Inline"><text:span text:style-name="T4">std::string</text:span></text:span><text:span text:style-name="T4"> as the key type and </text:span><text:span text:style-name="Code_20_Inline"><text:span text:style-name="T4">std::unordered_set&lt;std::string&gt;</text:span></text:span><text:span text:style-name="T4"> as the value type. (The map and set do not need to be in alphabetical order, so </text:span><text:span text:style-name="T27">use unordered containers.)</text:span><text:span text:style-name="T4"> Compare your solution with Listing 62-2.</text:span></text:p>
      <text:p text:style-name="Code_20_Caption"><text:bookmark-start text:name="dep"/><text:span text:style-name="T14">Listing 62-2.</text:span> First Draft of the Pseudo-<text:span text:style-name="Code_20_Inline"><text:span text:style-name="T23">m</text:span></text:span><text:span text:style-name="Code_20_Inline"><text:span text:style-name="T22">ake</text:span></text:span> Program<text:alphabetical-index-mark text:string-value="dependency graphs" text:key1="Pointers" text:key2="programming problem"/></text:p>
      <text:p text:style-name="P5"><text:change-start text:change-id="ct94365718798368"/>#include &lt;cstdlib&gt;</text:p>
      <text:p text:style-name="Code"><text:change-end text:change-id="ct94365718798368"/>import &lt;algorithm&gt;;</text:p>
      <text:p text:style-name="Code"><text:change text:change-id="ct94365734093424"/>import &lt;iostream&gt;;</text:p>
      <text:p text:style-name="Code">import &lt;iterator&gt;;</text:p>
      <text:p text:style-name="Code">import &lt;sstream&gt;;</text:p>
      <text:p text:style-name="Code">import &lt;stdexcept&gt;;</text:p>
      <text:p text:style-name="Code">import &lt;string&gt;;</text:p>
      <text:p text:style-name="Code">import &lt;unordered_map&gt;;</text:p>
      <text:p text:style-name="Code">import &lt;unordered_set&gt;;</text:p>
      <text:p text:style-name="Code">import &lt;vector&gt;;</text:p>
      <text:p text:style-name="Code"/>
      <text:p text:style-name="Code">import topsort;</text:p>
      <text:p text:style-name="Code"/>
      <text:p text:style-name="Code"><text:span text:style-name="T31">using artifact = </text:span>std::string; ///&lt; A target, dependency, or both</text:p>
      <text:p text:style-name="Code"/>
      <text:p text:style-name="Code">class dependency_graph</text:p>
      <text:p text:style-name="Code">{</text:p>
      <text:p text:style-name="Code">public:</text:p>
      <text:p text:style-name="Code"><text:span text:style-name="T19"><text:s text:c="2"/></text:span><text:span text:style-name="T31">using graph_type=</text:span>std::unordered_map&lt;artifact, std::unordered_set&lt;artifact&gt;&gt;;</text:p>
      <text:p text:style-name="Code"/>
      <text:p text:style-name="Code"><text:span text:style-name="T19"><text:s text:c="2"/></text:span>void store_dependency(artifact const&amp; target, artifact const&amp; dependency)</text:p>
      <text:p text:style-name="Code"><text:span text:style-name="T19"><text:s text:c="2"/></text:span>{</text:p>
      <text:p text:style-name="Code"><text:span text:style-name="T19"><text:s text:c="4"/></text:span>graph_[dependency].insert(target);</text:p>
      <text:p text:style-name="Code"><text:span text:style-name="T19"><text:s text:c="4"/></text:span>graph_[target]; // ensures that target is in the graph</text:p>
      <text:p text:style-name="Code"><text:span text:style-name="T19"><text:s text:c="2"/></text:span>}</text:p>
      <text:p text:style-name="Code"/>
      <text:p text:style-name="Code"><text:span text:style-name="T19"><text:s text:c="2"/></text:span>graph_type const&amp; graph() const { return graph_; }</text:p>
      <text:p text:style-name="Code"/>
      <text:p text:style-name="Code"><text:span text:style-name="T19"><text:s text:c="2"/></text:span>template&lt;class OutIter&gt;</text:p>
      <text:p text:style-name="Code"><text:s text:c="2"/>requires std::output_iterator&lt;OutIter, artifact&gt;</text:p>
      <text:p text:style-name="Code"><text:span text:style-name="T19"><text:s text:c="2"/></text:span>void sort(OutIter sorted)</text:p>
      <text:p text:style-name="Code"><text:soft-page-break/><text:span text:style-name="T19"><text:s text:c="2"/></text:span>const</text:p>
      <text:p text:style-name="Code"><text:span text:style-name="T19"><text:s text:c="2"/></text:span>{</text:p>
      <text:p text:style-name="Code"><text:span text:style-name="T19"><text:s text:c="4"/></text:span>topological_sort(graph_, sorted);</text:p>
      <text:p text:style-name="Code"><text:span text:style-name="T19"><text:s text:c="2"/></text:span>}</text:p>
      <text:p text:style-name="P4"/>
      <text:p text:style-name="Code">private:</text:p>
      <text:p text:style-name="Code"><text:span text:style-name="T19"><text:s text:c="2"/></text:span>graph_type graph_;</text:p>
      <text:p text:style-name="Code">};</text:p>
      <text:p text:style-name="Code"/>
      <text:p text:style-name="Code">int main()</text:p>
      <text:p text:style-name="Code">{</text:p>
      <text:p text:style-name="Code"><text:span text:style-name="T19"><text:s text:c="2"/></text:span>dependency_graph graph{};</text:p>
      <text:p text:style-name="Code"/>
      <text:p text:style-name="Code"><text:span text:style-name="T19"><text:s text:c="2"/></text:span>std::string line{};</text:p>
      <text:p text:style-name="Code"><text:span text:style-name="T19"><text:s text:c="2"/></text:span>while (std::getline(std::cin, line))</text:p>
      <text:p text:style-name="Code"><text:span text:style-name="T19"><text:s text:c="2"/></text:span>{</text:p>
      <text:p text:style-name="Code"><text:span text:style-name="T19"><text:s text:c="4"/></text:span>std::string target{}, dependency{};</text:p>
      <text:p text:style-name="Code"><text:span text:style-name="T19"><text:s text:c="4"/></text:span>std::istringstream stream{line};</text:p>
      <text:p text:style-name="Code"><text:span text:style-name="T19"><text:s text:c="4"/></text:span>if (stream &gt;&gt; target &gt;&gt; dependency)</text:p>
      <text:p text:style-name="Code"><text:span text:style-name="T19"><text:s text:c="6"/></text:span>graph.store_dependency(target, dependency);</text:p>
      <text:p text:style-name="Code"><text:span text:style-name="T19"><text:s text:c="4"/></text:span>else if (not target.empty())</text:p>
      <text:p text:style-name="Code"><text:span text:style-name="T19"><text:s text:c="6"/></text:span>// Input line has a target with no dependency,</text:p>
      <text:p text:style-name="Code"><text:span text:style-name="T19"><text:s text:c="6"/></text:span>// so report an error.</text:p>
      <text:p text:style-name="Code"><text:span text:style-name="T19"><text:s text:c="6"/></text:span>std::cerr &lt;&lt; "malformed input: target, " &lt;&lt; target &lt;&lt;</text:p>
      <text:p text:style-name="Code"><text:span text:style-name="T19"><text:s text:c="19"/></text:span>", must be followed by a dependency name\n";</text:p>
      <text:p text:style-name="Code"><text:span text:style-name="T19"><text:s text:c="4"/></text:span>// else ignore blank lines</text:p>
      <text:p text:style-name="Code"><text:span text:style-name="T19"><text:s text:c="2"/></text:span>}</text:p>
      <text:p text:style-name="Code"/>
      <text:p text:style-name="Code"><text:span text:style-name="T19"><text:s text:c="2"/></text:span>try {</text:p>
      <text:p text:style-name="Code"><text:span text:style-name="T19"><text:s text:c="4"/></text:span>// Get the artifacts in dependency order.</text:p>
      <text:p text:style-name="Code"><text:span text:style-name="T19"><text:s text:c="4"/></text:span>std::vector&lt;artifact&gt; sorted{};</text:p>
      <text:p text:style-name="Code"><text:span text:style-name="T19"><text:s text:c="4"/></text:span>graph.sort(std::back_inserter(sorted));</text:p>
      <text:p text:style-name="Code"><text:span text:style-name="T19"><text:s text:c="4"/></text:span>// <text:span text:style-name="T31">Print in build order, which is reverse of dependency order.</text:span></text:p>
      <text:p text:style-name="Code"><text:span text:style-name="T42"><text:s text:c="4"/>for (auto const&amp; </text:span><text:span text:style-name="T36">artifact</text:span><text:span text:style-name="T42">: </text:span><text:span text:style-name="T36">sorted | std::ranges::views::reverse</text:span><text:span text:style-name="T42">)</text:span></text:p>
      <text:p text:style-name="P3"><text:span text:style-name="T19"><text:s text:c="6"/></text:span>std::cout &lt;&lt; artifact &lt;&lt; '\n';</text:p>
      <text:p text:style-name="Code"><text:span text:style-name="T19"><text:s text:c="2"/></text:span>} catch (std::runtime_error const&amp; ex) {</text:p>
      <text:p text:style-name="Code"><text:span text:style-name="T19"><text:s text:c="4"/></text:span>std::cerr &lt;&lt; ex.what() &lt;&lt; '\n';</text:p>
      <text:p text:style-name="Code"><text:span text:style-name="T19"><text:s text:c="4"/></text:span>return EXIT_FAILURE;</text:p>
      <text:p text:style-name="Code"><text:span text:style-name="T19"><text:s text:c="2"/></text:span>}</text:p>
      <text:p text:style-name="Code">}</text:p>
      <text:p text:style-name="Body_20_Text_20_Cont"><text:bookmark-end text:name="dep"/>So what do DAGs and topological sorts have to do with the topic of this Exploration? I thought you’d never ask. Let’s construct a slightly more complicated problem by making it a little more realistic.</text:p>
      <text:p text:style-name="Body_20_Text_20_Cont"><text:bookmark-start text:name="art"/><text:span text:style-name="T4">A real </text:span><text:span text:style-name="Code_20_Inline"><text:span text:style-name="T5">make</text:span></text:span><text:span text:style-name="T4"> program has to keep track of more information about an artifact, especially the time when it was last modified. A target also has a list of actions to perform, if any dependency is newer than the target. Thus, a class makes more sense than a string for representing an artifact. You can add to the class whatever functionality you need for your </text:span><text:span text:style-name="Code_20_Inline"><text:span text:style-name="T5">make</text:span></text:span><text:span text:style-name="T4"> program.</text:span></text:p>
      <text:p text:style-name="Body_20_Text_20_Cont"><text:soft-page-break/><text:span text:style-name="T4">Query a file’s modification type with </text:span><text:span text:style-name="Code_20_Inline"><text:span text:style-name="T10">std::filesystem::last_write_time()</text:span></text:span><text:span text:style-name="T4">, which is declared in </text:span><text:span text:style-name="Code_20_Inline"><text:span text:style-name="T10">&lt;filesystem&gt;</text:span></text:span><text:span text:style-name="T4">. The time returned has type </text:span><text:span text:style-name="Code_20_Inline"><text:span text:style-name="T4">std::filesystem::file_time_type</text:span></text:span><text:span text:style-name="T4">, which you can compare with an ordinary comparison operators. Ignoring the </text:span><text:span text:style-name="Code_20_Inline"><text:span text:style-name="T4">build()</text:span></text:span><text:span text:style-name="T4"> action, you might define the </text:span><text:span text:style-name="Code_20_Inline"><text:span text:style-name="T4">artifact</text:span></text:span><text:span text:style-name="T4"> type as shown in Listing </text:span><text:span text:style-name="T27">62</text:span><text:span text:style-name="T4">-⁠3.</text:span></text:p>
      <text:p text:style-name="Code_20_Caption"><text:change-start text:change-id="ct94365805831808"/><text:span text:style-name="T14"><text:hidden-text text:condition="ooow:" text:string-value=".hh" text:is-hidden="true"/></text:span><text:change-end text:change-id="ct94365805831808"/><text:span text:style-name="T14">Listing 62-3.</text:span> New Definition of an Artifact</text:p>
      <text:p text:style-name="Code">export module artifact;</text:p>
      <text:p text:style-name="Code">import &lt;<text:span text:style-name="T31">filesystem</text:span>&gt;;</text:p>
      <text:p text:style-name="Code">import &lt;string&gt;;</text:p>
      <text:p text:style-name="Code">import &lt;system_error&gt;;</text:p>
      <text:p text:style-name="Code"/>
      <text:p text:style-name="Code">export class artifact</text:p>
      <text:p text:style-name="Code">{</text:p>
      <text:p text:style-name="Code">public:</text:p>
      <text:p text:style-name="Code"><text:span text:style-name="T19"><text:s text:c="2"/></text:span><text:span text:style-name="T31">using file_time_type =</text:span> std::<text:span text:style-name="T31">filesystem</text:span>::<text:span text:style-name="T31">file_time_type</text:span>;</text:p>
      <text:p text:style-name="Code"><text:span text:style-name="T19"><text:s text:c="2"/></text:span>artifact() : name_{}, mod_time_{<text:span text:style-name="T31">file_time_type::min()</text:span>} {}</text:p>
      <text:p text:style-name="Code"><text:span text:style-name="T19"><text:s text:c="2"/></text:span>artifact(std::string<text:span text:style-name="T46"> const&amp;</text:span> name)</text:p>
      <text:p text:style-name="Code"><text:span text:style-name="T19"><text:s text:c="2"/></text:span>: name_{name}, mod_time_{get_mod_time()}</text:p>
      <text:p text:style-name="Code"><text:span text:style-name="T19"><text:s text:c="2"/></text:span>{}</text:p>
      <text:p text:style-name="Code"/>
      <text:p text:style-name="Code"><text:span text:style-name="T19"><text:s text:c="2"/></text:span>std::string const&amp; name() const { return name_; }</text:p>
      <text:p text:style-name="Code"><text:span text:style-name="T19"><text:s text:c="2"/></text:span><text:span text:style-name="T31">file_time_type</text:span> mod_time() const { return mod_time_; }</text:p>
      <text:p text:style-name="Code"/>
      <text:p text:style-name="Code"><text:span text:style-name="T19"><text:s text:c="2"/></text:span>/// Builds a target.</text:p>
      <text:p text:style-name="Code"><text:span text:style-name="T19"><text:s text:c="2"/></text:span>/// After completing the actions (not yet implemented),</text:p>
      <text:p text:style-name="Code"><text:span text:style-name="T19"><text:s text:c="2"/></text:span>/// update the modification time.</text:p>
      <text:p text:style-name="Code"><text:span text:style-name="T19"><text:s text:c="2"/></text:span>void build();</text:p>
      <text:p text:style-name="Code"/>
      <text:p text:style-name="Code"><text:span text:style-name="T19"><text:s text:c="2"/></text:span>/// Looks up the modification time of the artifact.</text:p>
      <text:p text:style-name="Code"><text:span text:style-name="T19"><text:s text:c="2"/></text:span>/// Returns <text:span text:style-name="T31">file_time_type::min()</text:span> if the artifact does not</text:p>
      <text:p text:style-name="Code"><text:span text:style-name="T19"><text:s text:c="2"/></text:span>/// exist (and therefore must be built) or if the time cannot</text:p>
      <text:p text:style-name="Code"><text:span text:style-name="T19"><text:s text:c="2"/></text:span>/// be obtained for any other reason.</text:p>
      <text:p text:style-name="Code"><text:span text:style-name="T19"><text:s text:c="2"/></text:span><text:span text:style-name="T31">file_time_type</text:span> get_mod_time()</text:p>
      <text:p text:style-name="Code"><text:span text:style-name="T19"><text:s text:c="2"/></text:span>{</text:p>
      <text:p text:style-name="P4"><text:s text:c="4"/>std::error_code ec;</text:p>
      <text:p text:style-name="Code"><text:span text:style-name="T19"><text:s text:c="4"/></text:span><text:span text:style-name="T31">auto time{ </text:span>std::filesystem::last_write_time(name_, ec) };</text:p>
      <text:p text:style-name="Code"><text:s text:c="4"/>if (ec)</text:p>
      <text:p text:style-name="Code"><text:s text:c="8"/>return file_time_type::min();</text:p>
      <text:p text:style-name="Code"><text:s text:c="4"/>else</text:p>
      <text:p text:style-name="Code"><text:s text:c="8"/>return time;</text:p>
      <text:p text:style-name="Code"><text:span text:style-name="T19"><text:s text:c="2"/></text:span>}</text:p>
      <text:p text:style-name="Code">private:</text:p>
      <text:p text:style-name="Code"><text:span text:style-name="T19"><text:s text:c="2"/></text:span>std::string name_;</text:p>
      <text:p text:style-name="Code"><text:span text:style-name="T19"><text:s text:c="2"/></text:span><text:span text:style-name="T31">file_time_type</text:span> mod_time_;</text:p>
      <text:p text:style-name="Code">};</text:p>
      <text:p text:style-name="P6"><text:soft-page-break/>Now we run into a problem. In the first draft of this program, what made two strings refer to the same artifact is that the strings had the same content. The target named “program” is the same artifact as the dependency named “program,” because they are spelled the same. That scheme falls down now that an artifact is more than just a string. When you build a target and update its modification time, you want all uses of that artifact to be updated. Somehow, every use of an artifact name must be associated with a single artifact object for that name.</text:p>
      <text:p text:style-name="P6">Got any ideas? It can be done with your current understanding of C++, but you may have to stop and think about it.</text:p>
      <text:p text:style-name="Body_20_Text_20_Cont"><text:span text:style-name="T4">Need a hint? How about storing all artifacts in one big vector? Then make a dependency graph that contains indices into the vector, instead of artifact names. </text:span><text:span text:style-name="T21">Try it.</text:span><text:span text:style-name="T4"> Rewrite the program in Listing 62-2 to use the new </text:span><text:span text:style-name="Code_20_Inline"><text:span text:style-name="T4">artifact</text:span></text:span><text:span text:style-name="T4"> </text:span><text:span text:style-name="T27">module </text:span><text:span text:style-name="T4">from Listing 62-3. When an artifact name is read from the input file, look up that name in a vector of all artifacts. If the artifact is new, add it to the end. Store vector indices in the dependency graph. Print the final list by looking up the numbers in the vector. Compare your solution with Listing 62-4.</text:span></text:p>
      <text:p text:style-name="Note_2f_Tip_2f_Caution"><text:span text:style-name="Dingbat_20_Symbol"><text:span text:style-name="T15"></text:span></text:span><text:span text:style-name="T14">Note</text:span><text:span text:style-name="T4"><text:tab/></text:span>If the performance of linear lookups concerns you, congratulations for sharp thinking. Not to worry, however, because the program will continue to grow and evolve throughout this Exploration, and we will eliminate the performance issue before we finish.</text:p>
      <text:p text:style-name="Code_20_Caption"><text:span text:style-name="T14">Listing 62-4.</text:span> Second Draft, After Adding Modification Times to Artifacts</text:p>
      <text:p text:style-name="P5"><text:change-start text:change-id="ct94365911074736"/>#include &lt;cstdlib&gt;</text:p>
      <text:p text:style-name="Code"><text:change-end text:change-id="ct94365911074736"/>import &lt;algorithm&gt;;</text:p>
      <text:p text:style-name="Code"><text:change text:change-id="ct94365906164320"/>import &lt;iostream&gt;;</text:p>
      <text:p text:style-name="Code">import &lt;iterator&gt;;</text:p>
      <text:p text:style-name="Code">import &lt;sstream&gt;;</text:p>
      <text:p text:style-name="Code">import &lt;stdexcept&gt;;</text:p>
      <text:p text:style-name="Code">import &lt;string&gt;;</text:p>
      <text:p text:style-name="Code">import &lt;unordered_map&gt;;</text:p>
      <text:p text:style-name="Code">import &lt;unordered_set&gt;;</text:p>
      <text:p text:style-name="Code">import &lt;vector&gt;;</text:p>
      <text:p text:style-name="Code"/>
      <text:p text:style-name="Code">import artifact;</text:p>
      <text:p text:style-name="Code">import topsort;</text:p>
      <text:p text:style-name="Code"/>
      <text:p text:style-name="Code"><text:span text:style-name="Code_20_Bold"><text:span text:style-name="T32">using </text:span></text:span><text:span text:style-name="Code_20_Bold"><text:span text:style-name="T34">artifact_index = </text:span></text:span><text:span text:style-name="Code_20_Bold"><text:span text:style-name="T38">std::size_t;</text:span></text:span></text:p>
      <text:p text:style-name="Code"/>
      <text:p text:style-name="Code"><text:soft-page-break/>class dependency_graph</text:p>
      <text:p text:style-name="Code">{</text:p>
      <text:p text:style-name="Code">public:</text:p>
      <text:p text:style-name="Code"><text:span text:style-name="Code_20_Bold"><text:span text:style-name="T41"><text:s text:c="2"/></text:span></text:span><text:span text:style-name="Code_20_Bold"><text:span text:style-name="T32">using </text:span></text:span><text:span text:style-name="Code_20_Bold"><text:span text:style-name="T34">graph_type =</text:span></text:span><text:span text:style-name="Code_20_Bold"><text:span text:style-name="T38"> std::unordered_map&lt;artifact_index,</text:span></text:span></text:p>
      <text:p text:style-name="Code"><text:span text:style-name="Code_20_Bold"><text:span text:style-name="T38"><text:s text:c="6"/>std::unordered_set&lt;artifact_index&gt;&gt;;</text:span></text:span></text:p>
      <text:p text:style-name="P2"/>
      <text:p text:style-name="Code"><text:span text:style-name="Code_20_Bold"><text:span text:style-name="T41"><text:s text:c="2"/></text:span></text:span><text:span text:style-name="Code_20_Bold"><text:span text:style-name="T38">void store_dependency(artifact_index target, artifact_index dependency)</text:span></text:span></text:p>
      <text:p text:style-name="Code"><text:span text:style-name="T19"><text:s text:c="2"/></text:span>{</text:p>
      <text:p text:style-name="Code"><text:span text:style-name="T19"><text:s text:c="4"/></text:span>graph_[dependency].insert(target);</text:p>
      <text:p text:style-name="Code"><text:span text:style-name="T19"><text:s text:c="4"/></text:span>graph_[target]; // ensures that target is in the graph</text:p>
      <text:p text:style-name="Code"><text:span text:style-name="T19"><text:s text:c="2"/></text:span>}</text:p>
      <text:p text:style-name="Code"/>
      <text:p text:style-name="Code"><text:span text:style-name="T19"><text:s text:c="2"/></text:span>graph_type const&amp; graph() const { return graph_; }</text:p>
      <text:p text:style-name="Code"/>
      <text:p text:style-name="Code"><text:span text:style-name="T19"><text:s text:c="2"/></text:span>template&lt;class OutIter&gt;</text:p>
      <text:p text:style-name="Code"><text:s text:c="2"/>requires std::output_iterator&lt;OutIter, artifact_index&gt;</text:p>
      <text:p text:style-name="Code"><text:span text:style-name="T19"><text:s text:c="2"/></text:span>void sort(OutIter sorted)</text:p>
      <text:p text:style-name="Code"><text:span text:style-name="T19"><text:s text:c="2"/></text:span>const</text:p>
      <text:p text:style-name="Code"><text:span text:style-name="T19"><text:s text:c="2"/></text:span>{</text:p>
      <text:p text:style-name="Code"><text:span text:style-name="T19"><text:s text:c="4"/></text:span>topological_sort(graph_, sorted);</text:p>
      <text:p text:style-name="Code"><text:span text:style-name="T19"><text:s text:c="2"/></text:span>}</text:p>
      <text:p text:style-name="Code"/>
      <text:p text:style-name="Code">private:</text:p>
      <text:p text:style-name="Code"><text:span text:style-name="T19"><text:s text:c="2"/></text:span>graph_type graph_;</text:p>
      <text:p text:style-name="Code">};</text:p>
      <text:p text:style-name="Code"/>
      <text:p text:style-name="Code"><text:span text:style-name="Code_20_Bold"><text:span text:style-name="T38">std::vector&lt;artifact&gt; artifacts{};</text:span></text:span></text:p>
      <text:p text:style-name="Code"><text:span text:style-name="Code_20_Bold"><text:span text:style-name="T38"/></text:span></text:p>
      <text:p text:style-name="Code"><text:span text:style-name="Code_20_Bold"><text:span text:style-name="T38">artifact_index lookup_artifact(std::string</text:span></text:span><text:span text:style-name="Code_20_Bold"><text:span text:style-name="T39"> const&amp;</text:span></text:span><text:span text:style-name="Code_20_Bold"><text:span text:style-name="T38"> name)</text:span></text:span></text:p>
      <text:p text:style-name="Code"><text:span text:style-name="Code_20_Bold"><text:span text:style-name="T38">{</text:span></text:span></text:p>
      <text:p text:style-name="Code"><text:span text:style-name="Code_20_Bold"><text:span text:style-name="T41"><text:s text:c="2"/></text:span></text:span><text:span text:style-name="Code_20_Bold"><text:span text:style-name="T38">auto iter{ std::find_if(artifacts.begin(), artifacts.end(),</text:span></text:span></text:p>
      <text:p text:style-name="Code"><text:span text:style-name="Code_20_Bold"><text:span text:style-name="T41"><text:s text:c="4"/></text:span></text:span><text:span text:style-name="Code_20_Bold"><text:span text:style-name="T38">[&amp;name](artifact const&amp; a) { return a.name() == name; })</text:span></text:span></text:p>
      <text:p text:style-name="Code"><text:span text:style-name="Code_20_Bold"><text:span text:style-name="T41"><text:s text:c="2"/>}</text:span></text:span><text:span text:style-name="Code_20_Bold"><text:span text:style-name="T38">;</text:span></text:span></text:p>
      <text:p text:style-name="Code"><text:span text:style-name="Code_20_Bold"><text:span text:style-name="T41"><text:s text:c="2"/></text:span></text:span><text:span text:style-name="Code_20_Bold"><text:span text:style-name="T38">if (iter != artifacts.end())</text:span></text:span></text:p>
      <text:p text:style-name="Code"><text:span text:style-name="Code_20_Bold"><text:span text:style-name="T41"><text:s text:c="4"/></text:span></text:span><text:span text:style-name="Code_20_Bold"><text:span text:style-name="T38">return iter - artifacts.begin();</text:span></text:span></text:p>
      <text:p text:style-name="Code"><text:span text:style-name="Code_20_Bold"><text:span text:style-name="T41"><text:s text:c="2"/></text:span></text:span><text:span text:style-name="Code_20_Bold"><text:span text:style-name="T38">// Artifact not found, so add it to the end.</text:span></text:span></text:p>
      <text:p text:style-name="Code"><text:span text:style-name="Code_20_Bold"><text:span text:style-name="T41"><text:s text:c="2"/></text:span></text:span><text:span text:style-name="Code_20_Bold"><text:span text:style-name="T38">artifacts.</text:span></text:span><text:span text:style-name="Code_20_Bold"><text:span text:style-name="T32">emplace</text:span></text:span><text:span text:style-name="Code_20_Bold"><text:span text:style-name="T38">_back(name);</text:span></text:span></text:p>
      <text:p text:style-name="Code"><text:span text:style-name="Code_20_Bold"><text:span text:style-name="T41"><text:s text:c="2"/></text:span></text:span><text:span text:style-name="Code_20_Bold"><text:span text:style-name="T38">return artifacts.size() - 1;</text:span></text:span></text:p>
      <text:p text:style-name="Code"><text:span text:style-name="Code_20_Bold"><text:span text:style-name="T38">}</text:span></text:span></text:p>
      <text:p text:style-name="P1"/>
      <text:p text:style-name="Code">int main()</text:p>
      <text:p text:style-name="Code">{</text:p>
      <text:p text:style-name="Code"><text:span text:style-name="T19"><text:s text:c="2"/></text:span>dependency_graph graph{};</text:p>
      <text:p text:style-name="Code"/>
      <text:p text:style-name="Code"><text:span text:style-name="T19"><text:s text:c="2"/></text:span>std::string line{};</text:p>
      <text:p text:style-name="Code"><text:span text:style-name="T19"><text:s text:c="2"/></text:span>while (std::getline(std::cin, line))</text:p>
      <text:p text:style-name="Code"><text:span text:style-name="T19"><text:s text:c="2"/></text:span>{</text:p>
      <text:p text:style-name="Code"><text:span text:style-name="Code_20_Bold"><text:span text:style-name="T41"><text:s text:c="4"/></text:span></text:span><text:span text:style-name="Code_20_Bold"><text:span text:style-name="T38">std::string target_name{}, dependency_name{};</text:span></text:span></text:p>
      <text:p text:style-name="Code"><text:span text:style-name="T19"><text:s text:c="4"/></text:span>std::istringstream stream{line};</text:p>
      <text:p text:style-name="Code"><text:span text:style-name="Code_20_Bold"><text:span text:style-name="T41"><text:s text:c="4"/></text:span></text:span><text:span text:style-name="Code_20_Bold"><text:span text:style-name="T38">if (stream &gt;&gt; target_name &gt;&gt; dependency_name)</text:span></text:span></text:p>
      <text:p text:style-name="Code"><text:span text:style-name="T19"><text:s text:c="4"/></text:span>{</text:p>
      <text:p text:style-name="Code"><text:span text:style-name="Code_20_Bold"><text:span text:style-name="T41"><text:s text:c="6"/></text:span></text:span><text:span text:style-name="Code_20_Bold"><text:span text:style-name="T38">artifact_index target{lookup_artifact(target_name)};</text:span></text:span></text:p>
      <text:p text:style-name="Code"><text:span text:style-name="Code_20_Bold"><text:span text:style-name="T41"><text:s text:c="6"/></text:span></text:span><text:span text:style-name="Code_20_Bold"><text:span text:style-name="T38">artifact_index dependency{lookup_artifact(dependency_name)};</text:span></text:span></text:p>
      <text:p text:style-name="Code"><text:soft-page-break/><text:span text:style-name="T19"><text:s text:c="6"/></text:span>graph.store_dependency(target, dependency);</text:p>
      <text:p text:style-name="Code"><text:span text:style-name="T19"><text:s text:c="4"/></text:span>}</text:p>
      <text:p text:style-name="Code"><text:span text:style-name="Code_20_Bold"><text:span text:style-name="T41"><text:s text:c="4"/></text:span></text:span><text:span text:style-name="Code_20_Bold"><text:span text:style-name="T38">else if (not target_name.empty())</text:span></text:span></text:p>
      <text:p text:style-name="Code"><text:span text:style-name="T19"><text:s text:c="6"/></text:span>// Input line has a target with no dependency,</text:p>
      <text:p text:style-name="Code"><text:span text:style-name="T19"><text:s text:c="6"/></text:span>// so report an error.</text:p>
      <text:p text:style-name="Code"><text:span text:style-name="T19"><text:s text:c="6"/></text:span>std::cerr &lt;&lt; "malformed input: target, " &lt;&lt; target_name &lt;&lt;</text:p>
      <text:p text:style-name="Code"><text:span text:style-name="T19"><text:s text:c="19"/></text:span>", must be followed by a dependency name\n";</text:p>
      <text:p text:style-name="Code"><text:span text:style-name="T19"><text:s text:c="4"/></text:span>// else ignore blank lines</text:p>
      <text:p text:style-name="Code"><text:span text:style-name="T19"><text:s text:c="2"/></text:span>}</text:p>
      <text:p text:style-name="Code"/>
      <text:p text:style-name="Code"><text:span text:style-name="T19"><text:s text:c="2"/></text:span>try {</text:p>
      <text:p text:style-name="Code"><text:span text:style-name="T19"><text:s text:c="4"/></text:span>// Get the artifact indices in <text:span text:style-name="T31">dependency </text:span>order.</text:p>
      <text:p text:style-name="Code"><text:span text:style-name="Code_20_Bold"><text:span text:style-name="T41"><text:s text:c="4"/></text:span></text:span><text:span text:style-name="Code_20_Bold"><text:span text:style-name="T38">std::vector&lt;artifact_index&gt; sorted{};</text:span></text:span></text:p>
      <text:p text:style-name="Code"><text:span text:style-name="T19"><text:s text:c="4"/></text:span>graph.sort(std::back_inserter(sorted));</text:p>
      <text:p text:style-name="Code"><text:span text:style-name="T19"><text:s text:c="4"/></text:span>// <text:span text:style-name="T31">Print in build order, which is reverse of dependency order.</text:span></text:p>
      <text:p text:style-name="Code"><text:span text:style-name="Code_20_Bold"><text:span text:style-name="T41"><text:s text:c="4"/>for (auto </text:span></text:span><text:span text:style-name="Code_20_Bold"><text:span text:style-name="T33">index</text:span></text:span><text:span text:style-name="Code_20_Bold"><text:span text:style-name="T41">: </text:span></text:span><text:span text:style-name="Code_20_Bold"><text:span text:style-name="T33">sorted | std::ranges::views::reverse</text:span></text:span><text:span text:style-name="Code_20_Bold"><text:span text:style-name="T41">)</text:span></text:span></text:p>
      <text:p text:style-name="Code"><text:span text:style-name="Code_20_Bold"><text:span text:style-name="T41"><text:s text:c="6"/></text:span></text:span><text:span text:style-name="Code_20_Bold"><text:span text:style-name="T38">std::cout &lt;&lt; artifacts.at(index).name() &lt;&lt; '\n';</text:span></text:span></text:p>
      <text:p text:style-name="Code"><text:span text:style-name="T19"><text:s text:c="2"/></text:span>} catch (std::runtime_error const&amp; ex) {</text:p>
      <text:p text:style-name="Code"><text:span text:style-name="T19"><text:s text:c="4"/></text:span>std::cerr &lt;&lt; ex.what() &lt;&lt; '\n';</text:p>
      <text:p text:style-name="Code"><text:span text:style-name="T19"><text:s text:c="4"/></text:span>return EXIT_FAILURE;</text:p>
      <text:p text:style-name="Code"><text:span text:style-name="T19"><text:s text:c="2"/></text:span>}</text:p>
      <text:p text:style-name="Code">}</text:p>
      <text:p text:style-name="Body_20_Text_20_Cont"><text:bookmark-end text:name="art"/><text:span text:style-name="T4">Well, that works, but it’s ugly. Looking up indices is sloppy programming. Much better would be to store references to the </text:span><text:span text:style-name="Code_20_Inline"><text:span text:style-name="T4">artifact</text:span></text:span><text:span text:style-name="T4"> objects directly in the graph. Ah, there’s the rub. You can’t store a reference in a standard container. Containers are for storing objects—real objects. The container must be able to copy and assign the elements in the container, but it can’t do that with references. Copying a reference actually copies the object to which it refers. A reference is not a first-class entity that a program can manipulate.</text:span></text:p>
      <text:p text:style-name="P6">Wouldn’t it be nice if C++ had a language feature that acts like a reference but lets you copy and assign the reference itself (not the referred-to object)? Let’s pretend we are inventing the C++ language, and we have to add this language feature.</text:p>
      <text:h text:style-name="Heading_20_1" text:outline-level="1"><text:bookmark-start text:name="sol"/>The Solution</text:h>
      <text:p text:style-name="Body_20_Text_20_First">Let’s devise a new language feature to solve this programming problem. This new feature is similar to references but permits use with standard containers. Let’s call this feature a <text:span text:style-name="Emphasis"><text:span text:style-name="T3">flex-ref</text:span></text:span>, short for <text:span text:style-name="T4">“</text:span>flexible reference.<text:span text:style-name="T4">”</text:span></text:p>
      <text:p text:style-name="Body_20_Text_20_Cont"><text:span text:style-name="T4">If </text:span><text:span text:style-name="Code_20_Inline"><text:span text:style-name="T4">a</text:span></text:span><text:span text:style-name="T4"> and </text:span><text:span text:style-name="Code_20_Inline"><text:span text:style-name="T4">b</text:span></text:span><text:span text:style-name="T4"> are both flex-refs that refer to type </text:span><text:span text:style-name="Code_20_Inline"><text:span text:style-name="T4">int</text:span></text:span><text:span text:style-name="T4">, the statement</text:span></text:p>
      <text:p text:style-name="Code">a = b;</text:p>
      <text:p text:style-name="Body_20_Text_20_Cont"><text:span text:style-name="T4">means the value of</text:span><text:span text:style-name="Code_20_Inline"><text:span text:style-name="T4"> a</text:span></text:span><text:span text:style-name="T4"> changes so that</text:span><text:span text:style-name="Default_20_Paragraph_20_Font"><text:span text:style-name="T4"> </text:span></text:span><text:span text:style-name="Code_20_Inline"><text:span text:style-name="T4">a</text:span></text:span><text:span text:style-name="T4"> now refers to the same</text:span><text:span text:style-name="Default_20_Paragraph_20_Font"><text:span text:style-name="T4"> </text:span></text:span><text:span text:style-name="Code_20_Inline"><text:span text:style-name="T4">in</text:span></text:span><text:span text:style-name="T4">t object to which</text:span><text:span text:style-name="Default_20_Paragraph_20_Font"><text:span text:style-name="T4"> </text:span></text:span><text:span text:style-name="T4">b refers. Passing</text:span><text:span text:style-name="Default_20_Paragraph_20_Font"><text:span text:style-name="T4"> </text:span></text:span><text:span text:style-name="Code_20_Inline"><text:span text:style-name="T4">a</text:span></text:span><text:span text:style-name="T4"> as an argument to a function passes the value of</text:span><text:span text:style-name="Default_20_Paragraph_20_Font"><text:span text:style-name="T4"> </text:span></text:span><text:span text:style-name="Code_20_Inline"><text:span text:style-name="T4">a</text:span></text:span><text:span text:style-name="T4">, so if the </text:span><text:soft-page-break/><text:span text:style-name="T4">function assigns a new value to</text:span><text:span text:style-name="Default_20_Paragraph_20_Font"><text:span text:style-name="T4"> </text:span></text:span><text:span text:style-name="Code_20_Inline"><text:span text:style-name="T4">a</text:span></text:span><text:span text:style-name="T4">, that change is local to the function (just as with any other function argument). Using a suitable operator, however, the function can obtain the</text:span><text:span text:style-name="Default_20_Paragraph_20_Font"><text:span text:style-name="T4"> </text:span></text:span><text:span text:style-name="Code_20_Inline"><text:span text:style-name="T4">in</text:span></text:span><text:span text:style-name="T4">t object to which</text:span><text:span text:style-name="Code_20_Inline"><text:span text:style-name="T4"> a</text:span></text:span><text:span text:style-name="T4"> refers, and read or modify that</text:span><text:span text:style-name="Default_20_Paragraph_20_Font"><text:span text:style-name="T4"> </text:span></text:span><text:span text:style-name="Code_20_Inline"><text:span text:style-name="T4">in</text:span></text:span><text:span text:style-name="T4">t</text:span><text:span text:style-name="Comment_20_Reference"><text:span text:style-name="T1">.</text:span></text:span></text:p>
      <text:p text:style-name="Body_20_Text_20_Cont"><text:span text:style-name="T4">You need a way to obtain the referred-to value, so we have to invent a new operator. Look at iterators for inspiration: given an iterator, the unary </text:span><text:span text:style-name="Code_20_Inline"><text:span text:style-name="T4">*</text:span></text:span><text:span text:style-name="T4"> operator returns the item to which the iterator refers. Let’s use the same operator for flex-refs. Thus, the following prints the </text:span><text:span text:style-name="Code_20_Inline"><text:span text:style-name="T4">int</text:span></text:span><text:span text:style-name="T4"> value to which </text:span><text:span text:style-name="Code_20_Inline"><text:span text:style-name="T4">a</text:span></text:span><text:span text:style-name="T4"> refers:</text:span></text:p>
      <text:p text:style-name="Code">std::cout &lt;&lt; *a;</text:p>
      <text:p text:style-name="Body_20_Text_20_Cont"><text:span text:style-name="T4">In the spirit of the </text:span><text:span text:style-name="Code_20_Inline"><text:span text:style-name="T4">*</text:span></text:span><text:span text:style-name="T4"> operator, declare a flex-ref by using </text:span><text:span text:style-name="Code_20_Inline"><text:span text:style-name="T4">*</text:span></text:span><text:span text:style-name="T4"> in the same manner that you use </text:span><text:span text:style-name="Code_20_Inline"><text:span text:style-name="T4">&amp;</text:span></text:span><text:span text:style-name="T4"> for references.</text:span></text:p>
      <text:p text:style-name="Code">int *a, *b;</text:p>
      <text:p text:style-name="Body_20_Text_20_Cont"><text:span text:style-name="T4">Use the same syntax when declaring a container. For example, declare a vector of flex-refs that refer to type </text:span><text:span text:style-name="Code_20_Inline"><text:span text:style-name="T4">int</text:span></text:span><text:span text:style-name="T4">.</text:span></text:p>
      <text:p text:style-name="Code">std::vector&lt;int*&gt; vec;</text:p>
      <text:p text:style-name="Code">vec.push_back(a);</text:p>
      <text:p text:style-name="Code">b = vec.front();</text:p>
      <text:p text:style-name="Body_20_Text_20_Cont"><text:span text:style-name="T4">All that’s left is to provide a way to make a flex-ref refer to an object. For that, let’s turn to ordinary references for inspiration and use the </text:span><text:span text:style-name="Code_20_Inline"><text:span text:style-name="T4">&amp;</text:span></text:span><text:span text:style-name="T4"> operator. Supposing that </text:span><text:span text:style-name="Code_20_Inline"><text:span text:style-name="T4">c</text:span></text:span><text:span text:style-name="T4"> is of type </text:span><text:span text:style-name="Code_20_Inline"><text:span text:style-name="T4">int</text:span></text:span><text:span text:style-name="T4">, the following makes </text:span><text:span text:style-name="Code_20_Inline"><text:span text:style-name="T4">a</text:span></text:span><text:span text:style-name="T4"> refer to </text:span><text:span text:style-name="Code_20_Inline"><text:span text:style-name="T4">c</text:span></text:span><text:span text:style-name="T4">:</text:span></text:p>
      <text:p text:style-name="Code">a = &amp;c;</text:p>
      <text:p text:style-name="Body_20_Text_20_Cont"><text:span text:style-name="T4">As you’ve guessed by now, flex-refs are pointers. The variables </text:span><text:span text:style-name="Code_20_Inline"><text:span text:style-name="T4">a</text:span></text:span><text:span text:style-name="T4"> and </text:span><text:span text:style-name="Code_20_Inline"><text:span text:style-name="T4">b</text:span></text:span><text:span text:style-name="T4"> are called “pointers to </text:span><text:span text:style-name="Code_20_Inline"><text:span text:style-name="T4">int</text:span></text:span><text:span text:style-name="T4">.” A pointer is an honest-to-goodness lvalue. It occupies memory. The values that are stored in that memory are addresses of other lvalues. You can freely change the value stored in that memory, which has the effect of making the pointer refer to a different object.</text:span></text:p>
      <text:p text:style-name="Body_20_Text_20_Cont"><text:span text:style-name="T4">A pointer can point to a </text:span><text:span text:style-name="Code_20_Inline"><text:span text:style-name="T4">const</text:span></text:span><text:span text:style-name="T4"> object, or it can be a </text:span><text:span text:style-name="Code_20_Inline"><text:span text:style-name="T4">const</text:span></text:span><text:span text:style-name="T4"> pointer, or both. The following shows pointer to </text:span><text:span text:style-name="Code_20_Inline"><text:span text:style-name="T4">const</text:span></text:span><text:span text:style-name="T4"> </text:span><text:span text:style-name="Code_20_Inline"><text:span text:style-name="T4">int</text:span></text:span><text:span text:style-name="T4">:</text:span></text:p>
      <text:p text:style-name="Code">int const* p;</text:p>
      <text:p text:style-name="Code">p = &amp;c;</text:p>
      <text:p text:style-name="Body_20_Text_20_Cont"><text:span text:style-name="T4">Define a </text:span><text:span text:style-name="Code_20_Inline"><text:span text:style-name="T4">const</text:span></text:span><text:span text:style-name="T4"> pointer—that is, a pointer that is itself </text:span><text:span text:style-name="Code_20_Inline"><text:span text:style-name="T4">const</text:span></text:span><text:span text:style-name="T4"> and therefore cannot be the target of an assignment, but the dereferenced object can be the target.</text:span></text:p>
      <text:p text:style-name="Code">int * const q{&amp;c};</text:p>
      <text:p text:style-name="Code">*q = 42;</text:p>
      <text:p text:style-name="Body_20_Text_20_Cont"><text:span text:style-name="T4">Like any </text:span><text:span text:style-name="Code_20_Inline"><text:span text:style-name="T4">const</text:span></text:span><text:span text:style-name="T4"> object, you must supply an initializer, and you cannot modify the pointer. However, you can modify the object to which the pointer points.</text:span></text:p>
      <text:p text:style-name="Body_20_Text_20_Cont"><text:soft-page-break/>You can define a reference to a pointer, just as you can define a reference to anything (except another reference).</text:p>
      <text:p text:style-name="Code">int const*&amp;r{p};</text:p>
      <text:p text:style-name="Body_20_Text_20_Cont"><text:span text:style-name="T4">Read this declaration the way you would read any other declaration: start by finding the declarator, </text:span><text:span text:style-name="Code_20_Inline"><text:span text:style-name="T4">r</text:span></text:span><text:span text:style-name="T4">. Then read the declaration from the inside, working your way outward. To the left, see </text:span><text:span text:style-name="Code_20_Inline"><text:span text:style-name="T4">&amp;</text:span></text:span><text:span text:style-name="T4">, telling you that </text:span><text:span text:style-name="Code_20_Inline"><text:span text:style-name="T4">r</text:span></text:span><text:span text:style-name="T4"> is a reference. To the right is the initializer, </text:span><text:span text:style-name="Code_20_Inline"><text:span text:style-name="T4">{p}</text:span></text:span><text:span text:style-name="T4">; </text:span><text:span text:style-name="Code_20_Inline"><text:span text:style-name="T4">r</text:span></text:span><text:span text:style-name="T4"> is a reference to </text:span><text:span text:style-name="Code_20_Inline"><text:span text:style-name="T4">p</text:span></text:span><text:span text:style-name="T4"> (</text:span><text:span text:style-name="Code_20_Inline"><text:span text:style-name="T4">r</text:span></text:span><text:span text:style-name="T4"> is another name for the object </text:span><text:span text:style-name="Code_20_Inline"><text:span text:style-name="T4">p</text:span></text:span><text:span text:style-name="T24">)</text:span><text:span text:style-name="T4">. Continuing to the left, you see </text:span><text:span text:style-name="Code_20_Inline"><text:span text:style-name="T4">*</text:span></text:span><text:span text:style-name="T4">, so </text:span><text:span text:style-name="Code_20_Inline"><text:span text:style-name="T4">r</text:span></text:span><text:span text:style-name="T4"> is a reference to a pointer. Then you see </text:span><text:span text:style-name="Code_20_Inline"><text:span text:style-name="T4">const</text:span></text:span><text:span text:style-name="T4">, so you know </text:span><text:span text:style-name="Code_20_Inline"><text:span text:style-name="T4">r</text:span></text:span><text:span text:style-name="T4"> is a reference to a pointer to a </text:span><text:span text:style-name="Code_20_Inline"><text:span text:style-name="T4">const</text:span></text:span><text:span text:style-name="T4"> something. Finally, </text:span><text:span text:style-name="Code_20_Inline"><text:span text:style-name="T4">int</text:span></text:span><text:span text:style-name="T4"> tells you that </text:span><text:span text:style-name="Code_20_Inline"><text:span text:style-name="T4">r</text:span></text:span><text:span text:style-name="T4"> is a reference to a pointer to </text:span><text:span text:style-name="Code_20_Inline"><text:span text:style-name="T4">const</text:span></text:span><text:span text:style-name="T4"> </text:span><text:span text:style-name="Code_20_Inline"><text:span text:style-name="T4">int</text:span></text:span><text:span text:style-name="T4">. Thus, the initializer is valid, because its type is pointer to </text:span><text:span text:style-name="Code_20_Inline"><text:span text:style-name="T4">int</text:span></text:span><text:span text:style-name="T4">.</text:span></text:p>
      <text:p text:style-name="Body_20_Text_20_Cont"><text:span text:style-name="T4">What about the other way around? Can you define a pointer to a reference? The short answer is that you can’t. A pointer to a reference makes as little sense as a reference to a reference. References and pointers must refer or point to a real object. When you use the </text:span><text:span text:style-name="Code_20_Inline"><text:span text:style-name="T4">&amp;</text:span></text:span><text:span text:style-name="T4"> operator on a reference, you get the address of the referenced object.</text:span></text:p>
      <text:p text:style-name="P6">You can define a pointer to a pointer. Or a pointer to a pointer to a pointer to a pointer. . . Just keep track of the exact type of your pointer. The compiler ensures that you assign only expressions of the correct type, as shown in the following:</text:p>
      <text:p text:style-name="Code">int x;</text:p>
      <text:p text:style-name="Code">int *y;</text:p>
      <text:p text:style-name="Code">int **z;</text:p>
      <text:p text:style-name="Code">y = &amp;x;</text:p>
      <text:p text:style-name="Code">z = &amp;y;</text:p>
      <text:p text:style-name="Body_20_Text_20_Cont"><text:span text:style-name="T8">Try </text:span><text:span text:style-name="Code_20_Inline"><text:span text:style-name="T25">z</text:span></text:span><text:span text:style-name="T8"> </text:span><text:span text:style-name="Code_20_Inline"><text:span text:style-name="T25">=</text:span></text:span><text:span text:style-name="T8"> </text:span><text:span text:style-name="Code_20_Inline"><text:span text:style-name="T25">&amp;x</text:span></text:span><text:span text:style-name="T8"> and </text:span><text:span text:style-name="Code_20_Inline"><text:span text:style-name="T25">y</text:span></text:span><text:span text:style-name="T8"> </text:span><text:span text:style-name="Code_20_Inline"><text:span text:style-name="T25">=</text:span></text:span><text:span text:style-name="T8"> </text:span><text:span text:style-name="Code_20_Inline"><text:span text:style-name="T25">z</text:span></text:span><text:span text:style-name="T8">. What happens?</text:span></text:p>
      <text:p text:style-name="Unnumbered_20_List">_____________________________________________________________</text:p>
      <text:p text:style-name="Body_20_Text_20_Cont"><text:span text:style-name="T4">Because </text:span><text:span text:style-name="Code_20_Inline"><text:span text:style-name="T4">x</text:span></text:span><text:span text:style-name="T4"> has type </text:span><text:span text:style-name="Code_20_Inline"><text:span text:style-name="T4">int</text:span></text:span><text:span text:style-name="T4">, </text:span><text:span text:style-name="Code_20_Inline"><text:span text:style-name="T4">&amp;x</text:span></text:span><text:span text:style-name="T4"> has type </text:span><text:span text:style-name="Code_20_Inline"><text:span text:style-name="T4">int*</text:span></text:span><text:span text:style-name="T24">; </text:span><text:span text:style-name="Code_20_Inline"><text:span text:style-name="T4">y</text:span></text:span><text:span text:style-name="T4"> has type </text:span><text:span text:style-name="Code_20_Inline"><text:span text:style-name="T4">int*</text:span></text:span><text:span text:style-name="T4">, too, so you can assign </text:span><text:span text:style-name="Code_20_Inline"><text:span text:style-name="T4">&amp;x</text:span></text:span><text:span text:style-name="T4"> to </text:span><text:span text:style-name="Code_20_Inline"><text:span text:style-name="T4">y</text:span></text:span><text:span text:style-name="T4"> but not to </text:span><text:span text:style-name="Code_20_Inline"><text:span text:style-name="T4">z</text:span></text:span><text:span text:style-name="T4">, which has type </text:span><text:span text:style-name="Code_20_Inline"><text:span text:style-name="T4">int**</text:span></text:span><text:span text:style-name="T4">. The types must match, so you can’t assign </text:span><text:span text:style-name="Code_20_Inline"><text:span text:style-name="T4">z</text:span></text:span><text:span text:style-name="T4"> to </text:span><text:span text:style-name="Code_20_Inline"><text:span text:style-name="T4">y</text:span></text:span><text:span text:style-name="T4"> either.</text:span></text:p>
      <text:p text:style-name="Body_20_Text_20_Cont">It took me long enough to get to the point, but now you can see how pointers help solve the problem of writing the dependency graph. Before we dive into the code, however, let’s take a moment to clarify some terminology.</text:p>
      <text:h text:style-name="Heading_20_1" text:outline-level="1"><text:bookmark-end text:name="sol"/>Addresses vs. Pointers</text:h>
      <text:p text:style-name="Body_20_Text_20_First">Programmers are sticklers for details. The compilers and other tools we use daily force us to be. So let’s be absolutely clear about addresses and pointers.</text:p>
      <text:p text:style-name="Body_20_Text_20_Cont"><text:soft-page-break/><text:span text:style-name="T4">An </text:span><text:span text:style-name="Emphasis"><text:span text:style-name="T5">address</text:span></text:span><text:span text:style-name="T4"> is a memory location. In C++ parlance, it is an rvalue, so you cannot modify or assign to an address. When a program takes the address of an object (with the </text:span><text:span text:style-name="Code_20_Inline"><text:span text:style-name="T4">&amp;</text:span></text:span><text:span text:style-name="T4"> operator), the result is a constant for the lifetime of that object. Like every other rvalue, an address in C++ has a type, which must be a pointer type.</text:span></text:p>
      <text:p text:style-name="Body_20_Text_20_Cont"><text:span text:style-name="T4">A </text:span><text:span text:style-name="Emphasis"><text:span text:style-name="T5">pointer type</text:span></text:span><text:span text:style-name="T4"> is more properly called an </text:span><text:span text:style-name="Emphasis"><text:span text:style-name="T5">address type,</text:span></text:span><text:span text:style-name="T4"> because the range of values represented by the type are addresses. Nonetheless, the term </text:span><text:span text:style-name="T6">pointer</text:span><text:span text:style-name="T4"> </text:span><text:span text:style-name="T6">type</text:span><text:span text:style-name="T4"> is more common, because a pointer object has a pointer type.</text:span></text:p>
      <text:p text:style-name="Body_20_Text_20_Cont"><text:span text:style-name="T4">A pointer type can denote multiple levels of indirection—it can denote a pointer to a pointer, or a pointer to a pointer to a pointer, etc. You must declare each level of pointer indirection with an asterisk. In other words, </text:span><text:span text:style-name="Code_20_Inline"><text:span text:style-name="T4">int*</text:span></text:span><text:span text:style-name="T4"> is the type “pointer to </text:span><text:span text:style-name="Code_20_Inline"><text:span text:style-name="T4">int</text:span></text:span><text:span text:style-name="T4">” and </text:span><text:span text:style-name="Code_20_Inline"><text:span text:style-name="T4">int**</text:span></text:span><text:span text:style-name="T4"> is “pointer to pointer to </text:span><text:span text:style-name="Code_20_Inline"><text:span text:style-name="T4">int</text:span></text:span><text:span text:style-name="T4">.”</text:span></text:p>
      <text:p text:style-name="Body_20_Text_20_Cont"><text:span text:style-name="T4">A </text:span><text:span text:style-name="Emphasis"><text:span text:style-name="T5">pointer</text:span></text:span><text:span text:style-name="T4"> is an lvalue that has a pointer type. A pointer object, like any object, has a location in memory in which the program can store a value. The value must have a type that is compatible with the pointer’s type; the value must be an address of the correct type.</text:span></text:p>
      <text:h text:style-name="Heading_20_1" text:outline-level="1"><text:bookmark-start text:name="depen"/>Dependency Graphs</text:h>
      <text:p text:style-name="Body_20_Text_20_First">Now let’s get back to the dependency graph. The graph can store pointers to artifacts. Each external file corresponds to a single <text:span text:style-name="Code_20_Inline">artifact</text:span> object in the program. That artifact can have many nodes in the graph pointing to it. If you update that artifact, all nodes that point to the artifact see the update. Thus, when a build rule updates an artifact, the file modification time may change. All nodes for that artifact in the graph immediately see the new time<text:span text:style-name="T4">,</text:span> because they all point to a single object.</text:p>
      <text:p text:style-name="Body_20_Text_20_Cont"><text:span text:style-name="T4">All that’s left to figure out is where these artifacts reside. For the sake of simplicity, I recommend a </text:span><text:span text:style-name="Code_20_Inline"><text:span text:style-name="T4">map</text:span></text:span><text:span text:style-name="T4">, keyed by artifact name. The mapped values are </text:span><text:span text:style-name="Code_20_Inline"><text:span text:style-name="T4">artifact</text:span></text:span><text:span text:style-name="T4"> objects (not pointers). Take the address of an artifact in the map to obtain pointers to store in the graph. </text:span><text:span text:style-name="T21">Go ahead; don’t wait for me.</text:span><text:span text:style-name="T4"> Using the </text:span><text:span text:style-name="Code_20_Inline"><text:span text:style-name="T5">topsort</text:span></text:span><text:span text:style-name="T4"> and </text:span><text:span text:style-name="Code_20_Inline"><text:span text:style-name="T5">artifact</text:span></text:span><text:span text:style-name="T4"> </text:span><text:span text:style-name="T27">modules</text:span><text:span text:style-name="T4">, </text:span><text:span text:style-name="T21">rewrite Listing </text:span><text:span text:style-name="T35">62</text:span><text:span text:style-name="T21">-4</text:span><text:span text:style-name="T4"> to store </text:span><text:span text:style-name="Code_20_Inline"><text:span text:style-name="T4">artifact</text:span></text:span><text:span text:style-name="T4"> objects in a map and </text:span><text:span text:style-name="Code_20_Inline"><text:span text:style-name="T4">artifact</text:span></text:span><text:span text:style-name="T4"> pointers in the graph. Compare your solution with Listing </text:span><text:span text:style-name="T27">62</text:span><text:span text:style-name="T4">-5.</text:span></text:p>
      <text:p text:style-name="Code_20_Caption"><text:span text:style-name="T14">Listing </text:span><text:span text:style-name="T30">62</text:span><text:span text:style-name="T14">-5.</text:span> Storing Pointers in the Dependency Graph</text:p>
      <text:p text:style-name="P5"><text:change-start text:change-id="ct94365817946672"/>#include &lt;cstdlib&gt;</text:p>
      <text:p text:style-name="Code"><text:change-end text:change-id="ct94365817946672"/>import &lt;algorithm&gt;;</text:p>
      <text:p text:style-name="P12"><text:change text:change-id="ct94365867348800"/>import &lt;iostream&gt;;</text:p>
      <text:p text:style-name="Code">import &lt;iterator&gt;;</text:p>
      <text:p text:style-name="Code"><text:soft-page-break/>import &lt;map&gt;;</text:p>
      <text:p text:style-name="Code">import &lt;sstream&gt;;</text:p>
      <text:p text:style-name="Code">import &lt;stdexcept&gt;;</text:p>
      <text:p text:style-name="Code">import &lt;string&gt;;</text:p>
      <text:p text:style-name="Code">import &lt;unordered_map&gt;;</text:p>
      <text:p text:style-name="Code">import &lt;unordered_set&gt;;</text:p>
      <text:p text:style-name="Code">import &lt;vector&gt;;</text:p>
      <text:p text:style-name="Code"/>
      <text:p text:style-name="Code">import artifact;</text:p>
      <text:p text:style-name="Code">import topsort;</text:p>
      <text:p text:style-name="Code"/>
      <text:p text:style-name="Code">class dependency_graph</text:p>
      <text:p text:style-name="Code">{</text:p>
      <text:p text:style-name="Code">public:</text:p>
      <text:p text:style-name="Code"><text:span text:style-name="Code_20_Bold"><text:span text:style-name="T41"><text:s text:c="2"/></text:span></text:span><text:span text:style-name="Code_20_Bold"><text:span text:style-name="T32">using </text:span></text:span><text:span text:style-name="Code_20_Bold"><text:span text:style-name="T34">graph_type = </text:span></text:span><text:span text:style-name="Code_20_Bold"><text:span text:style-name="T38">std::unordered_map&lt;artifact*,</text:span></text:span></text:p>
      <text:p text:style-name="Code"><text:span text:style-name="Code_20_Bold"><text:span text:style-name="T38"><text:s text:c="25"/>std::unordered_set&lt;artifact*&gt;&gt;;</text:span></text:span></text:p>
      <text:p text:style-name="P2"/>
      <text:p text:style-name="Code"><text:span text:style-name="Code_20_Bold"><text:span text:style-name="T41"><text:s text:c="2"/></text:span></text:span><text:span text:style-name="Code_20_Bold"><text:span text:style-name="T38">void store_dependency(artifact* target, artifact* dependency)</text:span></text:span></text:p>
      <text:p text:style-name="Code"><text:span text:style-name="T19"><text:s text:c="2"/></text:span>{</text:p>
      <text:p text:style-name="Code"><text:span text:style-name="T19"><text:s text:c="4"/></text:span>graph_[dependency].insert(target);</text:p>
      <text:p text:style-name="Code"><text:span text:style-name="T19"><text:s text:c="4"/></text:span>graph_[target]; // ensures that target is in the graph</text:p>
      <text:p text:style-name="Code"><text:span text:style-name="T19"><text:s text:c="2"/></text:span>}</text:p>
      <text:p text:style-name="Code"/>
      <text:p text:style-name="Code"><text:span text:style-name="T19"><text:s text:c="2"/></text:span>graph_type const&amp; graph() const { return graph_; }</text:p>
      <text:p text:style-name="Code"/>
      <text:p text:style-name="Code"><text:span text:style-name="T19"><text:s text:c="2"/></text:span>template&lt;class OutIter&gt;</text:p>
      <text:p text:style-name="Code"><text:s text:c="2"/>requires std::output_iterator&lt;OutIter, artifact*&gt;</text:p>
      <text:p text:style-name="Code"><text:span text:style-name="T19"><text:s text:c="2"/></text:span>void sort(OutIter sorted)</text:p>
      <text:p text:style-name="Code"><text:span text:style-name="T19"><text:s text:c="2"/></text:span>const</text:p>
      <text:p text:style-name="Code"><text:span text:style-name="T19"><text:s text:c="2"/></text:span>{</text:p>
      <text:p text:style-name="Code"><text:span text:style-name="T19"><text:s text:c="4"/></text:span>topological_sort(graph_, sorted);</text:p>
      <text:p text:style-name="Code"><text:span text:style-name="T19"><text:s text:c="2"/></text:span>}</text:p>
      <text:p text:style-name="Code"/>
      <text:p text:style-name="Code">private:</text:p>
      <text:p text:style-name="Code"><text:span text:style-name="T19"><text:s text:c="2"/></text:span>graph_type graph_;</text:p>
      <text:p text:style-name="Code">};</text:p>
      <text:p text:style-name="Code"/>
      <text:p text:style-name="Code"><text:span text:style-name="Code_20_Bold"><text:span text:style-name="T38">std::map&lt;std::string, artifact</text:span></text:span><text:span text:style-name="Code_20_Bold"><text:span text:style-name="T38">&gt; artifacts{};</text:span></text:span></text:p>
      <text:p text:style-name="P2"/>
      <text:p text:style-name="Code"><text:span text:style-name="Code_20_Bold"><text:span text:style-name="T38">artifact* lookup_artifact(std::string</text:span></text:span><text:span text:style-name="Code_20_Bold"><text:span text:style-name="T39"> const&amp;</text:span></text:span><text:span text:style-name="Code_20_Bold"><text:span text:style-name="T38"> name)</text:span></text:span></text:p>
      <text:p text:style-name="Code"><text:span text:style-name="Code_20_Bold"><text:span text:style-name="T38">{</text:span></text:span></text:p>
      <text:p text:style-name="Code"><text:span text:style-name="Code_20_Bold"><text:span text:style-name="T41"><text:s text:c="2"/></text:span></text:span><text:span text:style-name="Code_20_Bold"><text:span text:style-name="T38">auto a( artifacts.find(name) );</text:span></text:span></text:p>
      <text:p text:style-name="Code"><text:span text:style-name="Code_20_Bold"><text:span text:style-name="T41"><text:s text:c="2"/></text:span></text:span><text:span text:style-name="Code_20_Bold"><text:span text:style-name="T38">if (a != artifacts.end())</text:span></text:span></text:p>
      <text:p text:style-name="Code"><text:span text:style-name="Code_20_Bold"><text:span text:style-name="T38"><text:s text:c="4"/>return &amp;a-&gt;</text:span></text:span><text:span text:style-name="Code_20_Bold"><text:span text:style-name="T32">second</text:span></text:span><text:span text:style-name="Code_20_Bold"><text:span text:style-name="T38">;</text:span></text:span></text:p>
      <text:p text:style-name="Code"><text:span text:style-name="Code_20_Bold"><text:span text:style-name="T38"><text:s text:c="2"/>else</text:span></text:span></text:p>
      <text:p text:style-name="Code"><text:span text:style-name="Code_20_Bold"><text:span text:style-name="T38"><text:s text:c="2"/>{</text:span></text:span></text:p>
      <text:p text:style-name="Code"><text:span text:style-name="Code_20_Bold"><text:span text:style-name="T41"><text:s text:c="4"/>auto [iterator, </text:span></text:span><text:span text:style-name="Code_20_Bold"><text:span text:style-name="T33">inserted]</text:span></text:span><text:span text:style-name="Code_20_Bold"><text:span text:style-name="T41">{ </text:span></text:span><text:span text:style-name="Code_20_Bold"><text:span text:style-name="T38">artifacts.emplace(name, name) };</text:span></text:span></text:p>
      <text:p text:style-name="Code"><text:span text:style-name="Code_20_Bold"><text:span text:style-name="T41"><text:s text:c="4"/></text:span></text:span><text:span text:style-name="Code_20_Bold"><text:span text:style-name="T38">return &amp;</text:span></text:span><text:span text:style-name="Code_20_Bold"><text:span text:style-name="T32">iterator-&gt;second</text:span></text:span><text:span text:style-name="Code_20_Bold"><text:span text:style-name="T38">;</text:span></text:span></text:p>
      <text:p text:style-name="Code"><text:span text:style-name="Code_20_Bold"><text:span text:style-name="T38"><text:s text:c="2"/>}</text:span></text:span></text:p>
      <text:p text:style-name="Code"><text:span text:style-name="Code_20_Bold"><text:span text:style-name="T38">}</text:span></text:span></text:p>
      <text:p text:style-name="Code"/>
      <text:p text:style-name="Code">int main()</text:p>
      <text:p text:style-name="Code">{</text:p>
      <text:p text:style-name="Code"><text:soft-page-break/><text:span text:style-name="T19"><text:s text:c="2"/></text:span>dependency_graph graph{};</text:p>
      <text:p text:style-name="Code"/>
      <text:p text:style-name="Code"><text:span text:style-name="T19"><text:s text:c="2"/></text:span>std::string line{};</text:p>
      <text:p text:style-name="Code"><text:span text:style-name="T19"><text:s text:c="2"/></text:span>while (std::getline(std::cin, line))</text:p>
      <text:p text:style-name="Code"><text:span text:style-name="T19"><text:s text:c="2"/></text:span>{</text:p>
      <text:p text:style-name="Code"><text:span text:style-name="T19"><text:s text:c="4"/></text:span>std::string target_name{}, dependency_name{};</text:p>
      <text:p text:style-name="Code"><text:span text:style-name="T19"><text:s text:c="4"/></text:span>std::istringstream stream{line};</text:p>
      <text:p text:style-name="Code"><text:span text:style-name="T19"><text:s text:c="4"/></text:span>if (stream &gt;&gt; target_name &gt;&gt; dependency_name)</text:p>
      <text:p text:style-name="Code"><text:span text:style-name="T19"><text:s text:c="4"/></text:span>{</text:p>
      <text:p text:style-name="Code"><text:span text:style-name="Code_20_Bold"><text:span text:style-name="T41"><text:s text:c="6"/></text:span></text:span><text:span text:style-name="Code_20_Bold"><text:span text:style-name="T38">artifact* target{lookup_artifact(target_name)};</text:span></text:span></text:p>
      <text:p text:style-name="Code"><text:span text:style-name="Code_20_Bold"><text:span text:style-name="T41"><text:s text:c="6"/></text:span></text:span><text:span text:style-name="Code_20_Bold"><text:span text:style-name="T38">artifact* dependency{lookup_artifact(dependency_name)};</text:span></text:span></text:p>
      <text:p text:style-name="Code"><text:span text:style-name="T19"><text:s text:c="6"/></text:span>graph.store_dependency(target, dependency);</text:p>
      <text:p text:style-name="Code"><text:span text:style-name="T19"><text:s text:c="4"/></text:span>}</text:p>
      <text:p text:style-name="Code"><text:span text:style-name="T19"><text:s text:c="4"/></text:span>else if (not target_name.empty())</text:p>
      <text:p text:style-name="Code"><text:span text:style-name="T19"><text:s text:c="6"/></text:span>// Input line has a target with no dependency, so report an error.</text:p>
      <text:p text:style-name="Code"><text:span text:style-name="T19"><text:s text:c="6"/></text:span>std::cerr &lt;&lt; "malformed input: target, " &lt;&lt; target_name &lt;&lt;</text:p>
      <text:p text:style-name="Code"><text:span text:style-name="T19"><text:s text:c="19"/></text:span>", must be followed by a dependency name\n";</text:p>
      <text:p text:style-name="Code"><text:span text:style-name="T19"><text:s text:c="4"/></text:span>// else ignore blank lines</text:p>
      <text:p text:style-name="Code"><text:span text:style-name="T19"><text:s text:c="2"/></text:span>}</text:p>
      <text:p text:style-name="Code"/>
      <text:p text:style-name="Code"><text:span text:style-name="T19"><text:s text:c="2"/></text:span>try {</text:p>
      <text:p text:style-name="Code"><text:span text:style-name="Code_20_Bold"><text:span text:style-name="T41"><text:s text:c="4"/></text:span></text:span><text:span text:style-name="Code_20_Bold"><text:span text:style-name="T38">// Get the sorted artifacts.</text:span></text:span></text:p>
      <text:p text:style-name="Code"><text:span text:style-name="Code_20_Bold"><text:span text:style-name="T41"><text:s text:c="4"/></text:span></text:span><text:span text:style-name="Code_20_Bold"><text:span text:style-name="T38">std::vector&lt;artifact*&gt; sorted{};</text:span></text:span></text:p>
      <text:p text:style-name="Code"><text:span text:style-name="T19"><text:s text:c="4"/></text:span>graph.sort(std::back_inserter(sorted));</text:p>
      <text:p text:style-name="Code"><text:span text:style-name="T19"><text:s text:c="4"/></text:span>// <text:span text:style-name="T31">Print in build order, which is reverse of dependency order.</text:span></text:p>
      <text:p text:style-name="Code"><text:span text:style-name="T19"><text:s text:c="4"/></text:span>for (auto artifact : sorted | std::ranges::views::reverse)</text:p>
      <text:p text:style-name="Code"><text:span text:style-name="T19"><text:s text:c="4"/></text:span>{</text:p>
      <text:p text:style-name="Code"><text:span text:style-name="Code_20_Bold"><text:span text:style-name="T41"><text:s text:c="6"/></text:span></text:span><text:span text:style-name="Code_20_Bold"><text:span text:style-name="T38">std::cout &lt;&lt; </text:span></text:span><text:span text:style-name="Code_20_Bold"><text:span text:style-name="T32">artifact-&gt;name() </text:span></text:span><text:span text:style-name="Code_20_Bold"><text:span text:style-name="T38">&lt;&lt; '\n';</text:span></text:span></text:p>
      <text:p text:style-name="Code"><text:span text:style-name="T19"><text:s text:c="4"/></text:span>}</text:p>
      <text:p text:style-name="Code"><text:span text:style-name="T19"><text:s text:c="2"/></text:span>} catch (std::runtime_error const&amp; ex) {</text:p>
      <text:p text:style-name="Code"><text:span text:style-name="T19"><text:s text:c="4"/></text:span>std::cerr &lt;&lt; ex.what() &lt;&lt; '\n';</text:p>
      <text:p text:style-name="Code"><text:span text:style-name="T19"><text:s text:c="4"/></text:span>return EXIT_FAILURE;</text:p>
      <text:p text:style-name="Code"><text:span text:style-name="T19"><text:s text:c="2"/></text:span>}</text:p>
      <text:p text:style-name="Code">}</text:p>
      <text:p text:style-name="P6">Overall, the program requires minimal changes, and the changes are mostly simplifications. As the program grows more complicated (as real programs inevitably do), the simplicity and elegance of pointers become more and more evident.</text:p>
      <text:p text:style-name="Body_20_Text_20_Cont"><text:span text:style-name="T4">One new feature is a curious statement in </text:span><text:span text:style-name="Code_20_Inline"><text:span text:style-name="T4">lookup_artifact</text:span></text:span><text:span text:style-name="T4">:</text:span></text:p>
      <text:p text:style-name="Code"><text:span text:style-name="Default_20_Paragraph_20_Font"><text:span text:style-name="T43">auto [iterator, </text:span></text:span><text:span text:style-name="Default_20_Paragraph_20_Font"><text:span text:style-name="T37">inserted]</text:span></text:span><text:span text:style-name="Default_20_Paragraph_20_Font"><text:span text:style-name="T43">{ </text:span></text:span><text:span text:style-name="Default_20_Paragraph_20_Font"><text:span text:style-name="T44">artifacts.emplace(name, name) };</text:span></text:span></text:p>
      <text:p text:style-name="Body_20_Text_20_Cont"><text:span text:style-name="T4">This is a declaration that defines two variables, </text:span><text:span text:style-name="Code_20_Inline"><text:span text:style-name="T4">iterator</text:span></text:span><text:span text:style-name="T4"> and </text:span><text:span text:style-name="Code_20_Inline"><text:span text:style-name="T4">inserted</text:span></text:span><text:span text:style-name="T4">. The initial value of these variables is the value returned from the </text:span><text:span text:style-name="Code_20_Inline"><text:span text:style-name="T10">emplace()</text:span></text:span><text:span text:style-name="T4"> function, which returns a </text:span><text:span text:style-name="Code_20_Inline"><text:span text:style-name="T4">std::pair</text:span></text:span><text:span text:style-name="T4">. The compiler unpacks the pair and </text:span><text:span text:style-name="T27">initializes </text:span><text:span text:style-name="Code_20_Inline"><text:span text:style-name="T10">iterator</text:span></text:span><text:span text:style-name="T27"> with the </text:span><text:span text:style-name="Code_20_Inline"><text:span text:style-name="T10">first</text:span></text:span><text:span text:style-name="T27"> member of the pair and initializes </text:span><text:span text:style-name="Code_20_Inline"><text:span text:style-name="T10">inserted</text:span></text:span><text:span text:style-name="T27"> with the </text:span><text:span text:style-name="Code_20_Inline"><text:span text:style-name="T10">second</text:span></text:span><text:span text:style-name="T27"> member. This kind of declaration is called a </text:span><text:span text:style-name="Emphasis"><text:span text:style-name="T27">structured binding</text:span></text:span><text:span text:style-name="T27">.</text:span></text:p>
      <text:p text:style-name="P11"><text:span text:style-name="T4">The </text:span><text:span text:style-name="Code_20_Inline"><text:span text:style-name="T10">artifact</text:span></text:span><text:span text:style-name="T4"> objects are stored in</text:span><text:span text:style-name="T28"> a</text:span><text:span text:style-name="T4"> </text:span><text:span text:style-name="Code_20_Inline"><text:span text:style-name="T10">std::map</text:span></text:span><text:span text:style-name="T4"> </text:span><text:span text:style-name="T4">instead of </text:span><text:span text:style-name="Code_20_Inline"><text:span text:style-name="T10">unordered_map</text:span></text:span><text:span text:style-name="T4"> because the pointers to the artifacts must remain valid as artifacts are added to the map. In the </text:span><text:soft-page-break/><text:span text:style-name="T4">case of </text:span><text:span text:style-name="Code_20_Inline"><text:span text:style-name="T10">unordered_map</text:span></text:span><text:span text:style-name="T4">, </text:span><text:span text:style-name="T27">it may need to increase the size of its hash table, which might mean moving all of the artifact objects around in memory. That invalidates all the pointers that the dependency graph holds on to. Because </text:span><text:span text:style-name="Code_20_Inline"><text:span text:style-name="T10">std::map</text:span></text:span><text:span text:style-name="T27"> uses a tree structure, adding nodes to the tree does not require changing where existing artifacts are stored.</text:span><text:bookmark-end text:name="depen"/><text:span text:style-name="T27"> We will revisit this consideration, but first let’s beef up the parser. The next Exploration looks at how to use regular expressions to parse the makefi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Liberation Mono" svg:font-family="'Liberation Mono'" style:font-family-generic="modern" style:font-pitch="fixed"/>
    <style:font-face style:name="TheSansMonoConBold" svg:font-family="TheSansMonoConBold" style:font-adornments="Normal" style:font-family-generic="swiss" style:font-pitch="fixed"/>
    <style:font-face style:name="TheSansMonoConNormal1" svg:font-family="TheSansMonoConNormal" style:font-family-generic="swiss" style:font-pitch="fixed"/>
    <style:font-face style:name="TheSansMonoConNormal3" svg:font-family="TheSansMonoConNormal" style:font-adornments="Bold"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Normal4"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HelveticaNeue-CondensedObl" svg:font-family="HelveticaNeue-CondensedObl, 'MS Minch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2"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2"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2"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WW8Num2zfalse" style:family="text"/>
    <style:style style:name="WW8Num2ztrue" style:family="text"/>
    <style:style style:name="WW8Num3zfals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fals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old" fo:font-family="TheSansMonoConBold" style:font-style-name="Normal" style:font-family-generic="swiss" style:font-pitch="fixed"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zfalse" style:family="text"/>
    <style:style style:name="WW8Num1ztrue"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30T23:42:00</meta:creation-date>
    <dc:creator>Ray Lischner</dc:creator>
    <dc:date>2020-05-06T21:51:21.203620641</dc:date>
    <meta:print-date>2009-03-19T10:05:00</meta:print-date>
    <meta:editing-cycles>51</meta:editing-cycles>
    <meta:editing-duration>P3DT19H11M10S</meta:editing-duration>
    <meta:generator>LibreOffice/6.4.2.2$Linux_X86_64 LibreOffice_project/40$Build-2</meta:generator>
    <meta:document-statistic meta:table-count="0" meta:image-count="0" meta:object-count="0" meta:page-count="16" meta:paragraph-count="405" meta:word-count="4129" meta:character-count="26766" meta:non-whitespace-character-count="22240"/>
    <meta:user-defined meta:name="Chapter Number">62</meta:user-defined>
    <meta:user-defined meta:name="ContentType">Document</meta:user-defined>
  </office:meta>
</office:document-meta>
</file>